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style:min-row-height="9.278cm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3c5f6b7"/>
    </style:style>
    <style:style style:name="P20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3e79e7a" style:font-size-asian="10pt" style:font-size-complex="10pt"/>
    </style:style>
    <style:style style:name="P22" style:family="paragraph" style:parent-style-name="Table_20_Contents">
      <style:text-properties officeooo:paragraph-rsid="03e79e7a"/>
    </style:style>
    <style:style style:name="P23" style:family="paragraph" style:parent-style-name="Table_20_Contents">
      <style:text-properties officeooo:paragraph-rsid="03d70fa4"/>
    </style:style>
    <style:style style:name="P24" style:family="paragraph" style:parent-style-name="Table_20_Contents">
      <style:text-properties officeooo:paragraph-rsid="03db71d6"/>
    </style:style>
    <style:style style:name="P2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text-properties officeooo:paragraph-rsid="03d2b776"/>
    </style:style>
    <style:style style:name="P30" style:family="paragraph" style:parent-style-name="Table_20_Contents">
      <style:text-properties officeooo:paragraph-rsid="0378741f"/>
    </style:style>
    <style:style style:name="P31" style:family="paragraph" style:parent-style-name="Table_20_Contents">
      <style:text-properties officeooo:paragraph-rsid="03d81c7c"/>
    </style:style>
    <style:style style:name="P32" style:family="paragraph" style:parent-style-name="Table_20_Contents">
      <style:text-properties officeooo:paragraph-rsid="03a5c11a"/>
    </style:style>
    <style:style style:name="P33" style:family="paragraph" style:parent-style-name="Preformatted_20_Text">
      <style:text-properties officeooo:paragraph-rsid="03d81c7c"/>
    </style:style>
    <style:style style:name="P34" style:family="paragraph" style:parent-style-name="Preformatted_20_Text">
      <style:text-properties officeooo:paragraph-rsid="03ab86af"/>
    </style:style>
    <style:style style:name="P35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officeooo:paragraph-rsid="03a3caeb"/>
    </style:style>
    <style:style style:name="P37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8d092b"/>
    </style:style>
    <style:style style:name="P40" style:family="paragraph" style:parent-style-name="Table_20_Contents">
      <style:text-properties officeooo:paragraph-rsid="038a25fe"/>
    </style:style>
    <style:style style:name="P41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2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0" style:family="paragraph" style:parent-style-name="Table_20_Contents">
      <style:text-properties officeooo:paragraph-rsid="0108f4cf"/>
    </style:style>
    <style:style style:name="P51" style:family="paragraph" style:parent-style-name="Table_20_Contents">
      <style:text-properties officeooo:paragraph-rsid="0294e861"/>
    </style:style>
    <style:style style:name="P52" style:family="paragraph" style:parent-style-name="Table_20_Contents">
      <style:text-properties officeooo:paragraph-rsid="02b867ce"/>
    </style:style>
    <style:style style:name="P53" style:family="paragraph" style:parent-style-name="Table_20_Contents">
      <style:text-properties officeooo:paragraph-rsid="010e8474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9" style:family="paragraph" style:parent-style-name="Table_20_Contents">
      <style:text-properties officeooo:paragraph-rsid="015fc100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able_20_Contents">
      <style:text-properties officeooo:paragraph-rsid="02ae0b54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1" style:family="paragraph" style:parent-style-name="Table_20_Contents">
      <style:text-properties officeooo:paragraph-rsid="03dddf35"/>
    </style:style>
    <style:style style:name="P72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officeooo:paragraph-rsid="03efe0f5"/>
    </style:style>
    <style:style style:name="P74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6" style:family="paragraph" style:parent-style-name="Table_20_Contents">
      <style:text-properties officeooo:paragraph-rsid="0390111d"/>
    </style:style>
    <style:style style:name="P77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9" style:family="paragraph" style:parent-style-name="Table_20_Contents">
      <style:text-properties officeooo:paragraph-rsid="03427071"/>
    </style:style>
    <style:style style:name="P80" style:family="paragraph" style:parent-style-name="Table_20_Contents">
      <style:text-properties officeooo:paragraph-rsid="034a5fa0"/>
    </style:style>
    <style:style style:name="P81" style:family="paragraph" style:parent-style-name="Table_20_Contents">
      <style:text-properties officeooo:paragraph-rsid="0391a834"/>
    </style:style>
    <style:style style:name="P82" style:family="paragraph" style:parent-style-name="Table_20_Contents">
      <style:text-properties officeooo:paragraph-rsid="03017dbe"/>
    </style:style>
    <style:style style:name="P83" style:family="paragraph" style:parent-style-name="Table_20_Contents">
      <style:text-properties officeooo:paragraph-rsid="03ba19bb"/>
    </style:style>
    <style:style style:name="P84" style:family="paragraph" style:parent-style-name="Table_20_Contents">
      <style:text-properties officeooo:paragraph-rsid="031c8ae5"/>
    </style:style>
    <style:style style:name="P85" style:family="paragraph" style:parent-style-name="Table_20_Contents">
      <style:text-properties officeooo:paragraph-rsid="030c3545"/>
    </style:style>
    <style:style style:name="P86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9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0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1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2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3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4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95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96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98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1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3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08cead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7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7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86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87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officeooo:rsid="03959f64" style:font-name-complex="Courier New"/>
    </style:style>
    <style:style style:name="T129" style:family="text">
      <style:text-properties fo:color="#000000" loext:opacity="100%" style:font-name="Courier New" officeooo:rsid="03b8181e" style:font-name-complex="Courier New"/>
    </style:style>
    <style:style style:name="T130" style:family="text">
      <style:text-properties fo:color="#000000" loext:opacity="100%" style:font-name="Courier New" officeooo:rsid="03d81c7c" style:font-name-complex="Courier New"/>
    </style:style>
    <style:style style:name="T131" style:family="text">
      <style:text-properties fo:color="#000000" loext:opacity="100%" style:font-name="Courier New" officeooo:rsid="03bb832f" style:font-name-complex="Courier New"/>
    </style:style>
    <style:style style:name="T132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officeooo:rsid="0277dedb"/>
    </style:style>
    <style:style style:name="T140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officeooo:rsid="023d069c"/>
    </style:style>
    <style:style style:name="T142" style:family="text">
      <style:text-properties officeooo:rsid="021570c6"/>
    </style:style>
    <style:style style:name="T143" style:family="text">
      <style:text-properties officeooo:rsid="02984091"/>
    </style:style>
    <style:style style:name="T144" style:family="text">
      <style:text-properties officeooo:rsid="0298730b"/>
    </style:style>
    <style:style style:name="T145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8" style:family="text">
      <style:text-properties fo:font-style="normal" officeooo:rsid="023ec219" style:font-style-asian="normal" style:font-style-complex="normal"/>
    </style:style>
    <style:style style:name="T149" style:family="text">
      <style:text-properties fo:font-style="normal" style:font-style-asian="normal" style:font-style-complex="normal"/>
    </style:style>
    <style:style style:name="T150" style:family="text">
      <style:text-properties officeooo:rsid="0213f657"/>
    </style:style>
    <style:style style:name="T151" style:family="text">
      <style:text-properties fo:color="#000000" loext:opacity="100%" style:font-name="Courier New" style:font-name-complex="Courier New"/>
    </style:style>
    <style:style style:name="T15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3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officeooo:rsid="02b867ce"/>
    </style:style>
    <style:style style:name="T19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3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3" style:family="text">
      <style:text-properties officeooo:rsid="0391a834"/>
    </style:style>
    <style:style style:name="T214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7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8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officeooo:rsid="04144748"/>
    </style:style>
    <style:style style:name="T224" style:family="text">
      <style:text-properties officeooo:rsid="042d7d17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officeooo:rsid="04125c48" style:font-style-asian="italic" style:font-style-complex="italic"/>
    </style:style>
    <style:style style:name="T227" style:family="text">
      <style:text-properties fo:font-style="italic" officeooo:rsid="041182c7" style:font-style-asian="italic" style:font-style-complex="italic"/>
    </style:style>
    <style:style style:name="T228" style:family="text">
      <style:text-properties officeooo:rsid="04125c48"/>
    </style:style>
    <style:style style:name="T229" style:family="text">
      <style:text-properties officeooo:rsid="0424aa9b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officeooo:rsid="04283cfb" style:font-weight-asian="bold" style:font-weight-complex="bold"/>
    </style:style>
    <style:style style:name="T232" style:family="text">
      <style:text-properties fo:font-size="10pt" style:font-size-asian="10pt" style:font-size-complex="10pt"/>
    </style:style>
    <style:style style:name="T233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4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5" style:family="text">
      <style:text-properties fo:language="zxx" fo:country="none" style:language-asian="zxx" style:country-asian="none" style:language-complex="zxx" style:country-complex="none"/>
    </style:style>
    <style:style style:name="T236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7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table:number-columns-spanned="2" office:value-type="string">
            <text:p text:style-name="P6"><text:span text:style-name="Source_20_Text"><text:span text:style-name="T15">noConflict();</text:span></text:span></text:p>
            <text:p text:style-name="P6"><text:span text:style-name="Source_20_Text"><text:span text:style-name="T15">VERSION;</text:span></text:span></text:p>
          </table:table-cell>
          <table:covered-table-cell/>
          <table:table-cell table:style-name="Table1.C2" table:number-rows-spanned="4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ge</text:span></text:span><text:span text:style-name="Source_20_Text"><text:span text:style-name="T19">t</text:span></text:span><text:span text:style-name="Source_20_Text"><text:span text:style-name="T18">Type</text:span></text:span><text:span text:style-name="Source_20_Text"><text:span text:style-name="T17">(</text:span></text:span><text:span text:style-name="Source_20_Text"><text:span text:style-name="T20">val</text:span></text:span><text:span text:style-name="Source_20_Text"><text:span text:style-name="T17">[,</text:span></text:span><text:span text:style-name="Source_20_Text"><text:span text:style-name="T21">class</text:span></text:span><text:span text:style-name="Source_20_Text"><text:span text:style-name="T17">[,throw=false]</text:span></text:span><text:span text:style-name="Source_20_Text"><text:span text:style-name="T22">]</text:span></text:span><text:span text:style-name="Source_20_Text"><text:span text:style-name="T17">);</text:span></text:span></text:p>
            <text:p text:style-name="P8"><text:span text:style-name="Source_20_Text"><text:span text:style-name="T19">classof</text:span></text:span><text:span text:style-name="Source_20_Text"><text:span text:style-name="T15">(</text:span></text:span><text:span text:style-name="Source_20_Text"><text:span text:style-name="T20">val</text:span></text:span><text:span text:style-name="Source_20_Text"><text:span text:style-name="T15">[,</text:span></text:span><text:span text:style-name="Source_20_Text"><text:span text:style-name="T21">class</text:span></text:span><text:span text:style-name="Source_20_Text"><text:span text:style-name="T15">[,throw=false]</text:span></text:span><text:span text:style-name="Source_20_Text"><text:span text:style-name="T22">]</text:span></text:span><text:span text:style-name="Source_20_Text"><text:span text:style-name="T15">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9"><text:span text:style-name="Source_20_Text"><text:span text:style-name="T23">isSame</text:span></text:span><text:span text:style-name="Source_20_Text"><text:span text:style-name="T25">Class</text:span></text:span><text:span text:style-name="Source_20_Text"><text:span text:style-name="T23">(value1,value2)</text:span></text:span><text:span text:style-name="Source_20_Text"><text:span text:style-name="T24">;</text:span></text:span></text:p>
            <text:p text:style-name="P7"><text:span text:style-name="Source_20_Text"><text:span text:style-name="T15">isSameInstance(</text:span></text:span><text:span text:style-name="Source_20_Text"><text:span text:style-name="T26">v1</text:span></text:span><text:span text:style-name="Source_20_Text"><text:span text:style-name="T15">,</text:span></text:span><text:span text:style-name="Source_20_Text"><text:span text:style-name="T26">v2</text:span></text:span><text:span text:style-name="Source_20_Text"><text:span text:style-name="T15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7"><text:span text:style-name="Source_20_Text"><text:span text:style-name="T15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5">);</text:span></text:span></text:p>
            <text:p text:style-name="P11"><text:span text:style-name="Source_20_Text"><text:span text:style-name="T15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5">);</text:span></text:span></text:p>
            <text:p text:style-name="P11"><text:span text:style-name="Source_20_Text"><text:span text:style-name="T15">isNil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Numeric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Char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Function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</text:span></text:span><text:span text:style-name="Source_20_Text"><text:span text:style-name="T37">Callable</text:span></text:span><text:span text:style-name="Source_20_Text"><text:span text:style-name="T15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8">isClass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8">);</text:span></text:span></text:p>
            <text:p text:style-name="P11"><text:span text:style-name="Source_20_Text"><text:span text:style-name="T15">isGenerator</text:span></text:span><text:span text:style-name="Source_20_Text"><text:span text:style-name="T39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15">isAsync</text:span></text:span><text:span text:style-name="Source_20_Text"><text:span text:style-name="T42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1"><text:span text:style-name="Source_20_Text"><text:span text:style-name="T15">isObjec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PlainObject(value)</text:span></text:span></text:p>
            <text:p text:style-name="P11"><text:span text:style-name="Source_20_Text"><text:span text:style-name="T36">isProxy(value);</text:span></text:span></text:p>
            <text:p text:style-name="P11"><text:span text:style-name="Source_20_Text"><text:span text:style-name="T15">isElemen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Regexp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Arraylike(value);</text:span></text:span></text:p>
            <text:p text:style-name="P11"><text:span text:style-name="Source_20_Text"><text:span text:style-name="T15">isTypedArray(value);</text:span></text:span></text:p>
            <text:p text:style-name="P11"><text:span text:style-name="Source_20_Text"><text:span text:style-name="T15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CoercedObject</text:span></text:span><text:span text:style-name="Source_20_Text"><text:span text:style-name="T45">(object);</text:span></text:span></text:p>
            <text:p text:style-name="P11"><text:span text:style-name="Source_20_Text"><text:span text:style-name="T15">isEmpty</text:span></text:span><text:span text:style-name="Source_20_Text"><text:span text:style-name="T27">Value</text:span></text:span><text:span text:style-name="Source_20_Text"><text:span text:style-name="T15">(value);</text:span></text:span></text:p>
            <text:p text:style-name="P12"><text:span text:style-name="Source_20_Text"><text:span text:style-name="T46">isIndex(v</text:span></text:span><text:span text:style-name="Source_20_Text"><text:span text:style-name="T47">alu</text:span></text:span><text:span text:style-name="Source_20_Text"><text:span text:style-name="T48">e</text:span></text:span><text:span text:style-name="Source_20_Text"><text:span text:style-name="T46">);</text:span></text:span></text:p>
            <text:p text:style-name="P12"><text:span text:style-name="Source_20_Text"><text:span text:style-name="T49">to</text:span></text:span><text:span text:style-name="Source_20_Text"><text:span text:style-name="T46">Index(va</text:span></text:span><text:span text:style-name="Source_20_Text"><text:span text:style-name="T50">lue</text:span></text:span><text:span text:style-name="Source_20_Text"><text:span text:style-name="T46">);</text:span></text:span></text:p>
            <text:p text:style-name="P13"><text:span text:style-name="Source_20_Text"><text:span text:style-name="T47">isLength</text:span></text:span><text:span text:style-name="Source_20_Text"><text:span text:style-name="T46">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);</text:span></text:span></text:p>
            <text:p text:style-name="P13"><text:span text:style-name="Source_20_Text"><text:span text:style-name="T51">toLength(value);</text:span></text:span></text:p>
            <text:p text:style-name="P14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4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15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5"><text:span text:style-name="Source_20_Text"><text:span text:style-name="T57">toPrimitive</text:span></text:span><text:span text:style-name="Source_20_Text"><text:span text:style-name="T58">Value</text:span></text:span><text:span text:style-name="Source_20_Text"><text:span text:style-name="T57">(valu</text:span></text:span><text:span text:style-name="Source_20_Text"><text:span text:style-name="T54">e</text:span></text:span><text:span text:style-name="Source_20_Text"><text:span text:style-name="T57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5">qsa(selector[,context]).forEach(c</text:span></text:span><text:span text:style-name="Source_20_Text"><text:span text:style-name="T59">a</text:span></text:span><text:span text:style-name="Source_20_Text"><text:span text:style-name="T60">llback</text:span></text:span><text:span text:style-name="Source_20_Text"><text:span text:style-name="T15">);</text:span></text:span></text:p>
            <text:p text:style-name="P16"><text:span text:style-name="Source_20_Text"><text:span text:style-name="T15">qs(selector[,context]);</text:span></text:span></text:p>
            <text:p text:style-name="P16"><text:span text:style-name="Source_20_Text"><text:span text:style-name="T15">domReady(c</text:span></text:span><text:span text:style-name="Source_20_Text"><text:span text:style-name="T59">allback</text:span></text:span><text:span text:style-name="Source_20_Text"><text:span text:style-name="T15">);</text:span></text:span></text:p>
            <text:p text:style-name="P16"><text:span text:style-name="Source_20_Text"><text:span text:style-name="T61">domClear(e</text:span></text:span><text:span text:style-name="Source_20_Text"><text:span text:style-name="T62">lement</text:span></text:span><text:span text:style-name="Source_20_Text"><text:span text:style-name="T61">);</text:span></text:span></text:p>
            <text:p text:style-name="P16"><text:span text:style-name="Source_20_Text"><text:span text:style-name="T15">domCreate(type[,properties[,innerHTML]]);</text:span></text:span></text:p>
            <text:p text:style-name="P16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6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6"><text:span text:style-name="Source_20_Text"><text:span text:style-name="T15">domGetCSS(element</text:span></text:span><text:span text:style-name="Source_20_Text"><text:span text:style-name="T63">[</text:span></text:span><text:span text:style-name="Source_20_Text"><text:span text:style-name="T15">,property</text:span></text:span><text:span text:style-name="Source_20_Text"><text:span text:style-name="T64">]</text:span></text:span><text:span text:style-name="Source_20_Text"><text:span text:style-name="T15">);</text:span></text:span></text:p>
            <text:p text:style-name="P16"><text:span text:style-name="Source_20_Text"><text:span text:style-name="T15">domSetCSS(element,property,value);</text:span></text:span></text:p>
            <text:p text:style-name="P16"><text:span text:style-name="Source_20_Text"><text:span text:style-name="T15">domSetCSS(element,properties);</text:span></text:span></text:p>
            <text:p text:style-name="P16"><text:span text:style-name="Source_20_Text"><text:span text:style-name="T15">domFadeIn(element[,duration[,display]]);</text:span></text:span></text:p>
            <text:p text:style-name="P16"><text:span text:style-name="Source_20_Text"><text:span text:style-name="T15">domFadeOut(element[,duration]); </text:span></text:span></text:p>
            <text:p text:style-name="P16"><text:span text:style-name="Source_20_Text"><text:span text:style-name="T15">domFadeToggle(eleme</text:span></text:span><text:span text:style-name="Source_20_Text"><text:span text:style-name="T65">nt</text:span></text:span><text:span text:style-name="Source_20_Text"><text:span text:style-name="T15">[,duration[,display]]);</text:span></text:span></text:p>
            <text:p text:style-name="P16"><text:span text:style-name="Source_20_Text"><text:span text:style-name="T15">domShow(element[,display]);</text:span></text:span></text:p>
            <text:p text:style-name="P16"><text:span text:style-name="Source_20_Text"><text:span text:style-name="T15">domHide(e</text:span></text:span><text:span text:style-name="Source_20_Text"><text:span text:style-name="T66">le</text:span></text:span><text:span text:style-name="Source_20_Text"><text:span text:style-name="T67">ment</text:span></text:span><text:span text:style-name="Source_20_Text"><text:span text:style-name="T15">);</text:span></text:span></text:p>
            <text:p text:style-name="P16"><text:span text:style-name="Source_20_Text"><text:span text:style-name="T15">domToggle(element[,display]);</text:span></text:span></text:p>
            <text:p text:style-name="P16"><text:span text:style-name="Source_20_Text"><text:span text:style-name="T15">domIsHidden(element);</text:span></text:span></text:p>
            <text:p text:style-name="P16"><text:span text:style-name="Source_20_Text"><text:span text:style-name="T68">domScrollToTop();</text:span></text:span><text:span text:style-name="Source_20_Text"><text:span text:style-name="T69"> </text:span></text:span><text:span text:style-name="Source_20_Text"><text:span text:style-name="T70">and </text:span></text:span><text:span text:style-name="Source_20_Text"><text:span text:style-name="T71">domScrollToBottom();</text:span></text:span></text:p>
            <text:p text:style-name="P16"><text:span text:style-name="Source_20_Text"><text:span text:style-name="T15">domScrollToElement(element[,top=true]);<text:line-break/>domSiblings(element);</text:span></text:span></text:p>
            <text:p text:style-name="P16"><text:span text:style-name="Source_20_Text"><text:span text:style-name="T15">domSiblingsPrev(element);</text:span></text:span></text:p>
            <text:p text:style-name="P16"><text:span text:style-name="Source_20_Text"><text:span text:style-name="T15">domSiblings</text:span></text:span><text:span text:style-name="Source_20_Text"><text:span text:style-name="T72">Left</text:span></text:span><text:span text:style-name="Source_20_Text"><text:span text:style-name="T15">(element);</text:span></text:span></text:p>
            <text:p text:style-name="P16"><text:span text:style-name="Source_20_Text"><text:span text:style-name="T15">domSiblingsNext(element);</text:span></text:span></text:p>
            <text:p text:style-name="P16"><text:span text:style-name="Source_20_Text"><text:span text:style-name="T15">domSiblings</text:span></text:span><text:span text:style-name="Source_20_Text"><text:span text:style-name="T72">Right</text:span></text:span><text:span text:style-name="Source_20_Text"><text:span text:style-name="T15">(element);</text:span></text:span></text:p>
            <text:p text:style-name="P16"><text:span text:style-name="Source_20_Text"><text:span text:style-name="T73">domGetC</text:span></text:span><text:span text:style-name="Source_20_Text"><text:span text:style-name="T74">SS</text:span></text:span><text:span text:style-name="Source_20_Text"><text:span text:style-name="T73">Var(name);</text:span></text:span></text:p>
            <text:p text:style-name="P16"><text:span text:style-name="Source_20_Text"><text:span text:style-name="T15">domSetC</text:span></text:span><text:span text:style-name="Source_20_Text"><text:span text:style-name="T74">SS</text:span></text:span><text:span text:style-name="Source_20_Text"><text:span text:style-name="T15">Var(</text:span></text:span><text:span text:style-name="Source_20_Text"><text:span text:style-name="T73">n</text:span></text:span><text:span text:style-name="Source_20_Text"><text:span text:style-name="T15">a</text:span></text:span><text:span text:style-name="Source_20_Text"><text:span text:style-name="T73">me</text:span></text:span><text:span text:style-name="Source_20_Text"><text:span text:style-name="T15">,</text:span></text:span><text:span text:style-name="Source_20_Text"><text:span text:style-name="T73">v</text:span></text:span><text:span text:style-name="Source_20_Text"><text:span text:style-name="T15">a</text:span></text:span><text:span text:style-name="Source_20_Text"><text:span text:style-name="T73">lue</text:span></text:span><text:span text:style-name="Source_20_Text"><text:span text:style-name="T15">);</text:span></text:span></text:p>
            <text:p text:style-name="P16"><text:span text:style-name="Source_20_Text"><text:span text:style-name="T15">importScript(script1[,scriptN]);</text:span></text:span></text:p>
            <text:p text:style-name="P16"><text:span text:style-name="Source_20_Text"><text:span text:style-name="T15">importStyle(style1[,styleN]);</text:span></text:span></text:p>
            <text:p text:style-name="P17"><text:span text:style-name="Source_20_Text"><text:span text:style-name="T15">setFullscreenOn(selector</text:span></text:span><text:span text:style-name="Source_20_Text"><text:span text:style-name="T75">);</text:span></text:span></text:p>
            <text:p text:style-name="P17"><text:span text:style-name="Source_20_Text"><text:span text:style-name="T15">setFullscreenOn(element);</text:span></text:span></text:p>
            <text:p text:style-name="P16"><text:span text:style-name="Source_20_Text"><text:span text:style-name="T15">setFullscreenOff();</text:span></text:span></text:p>
            <text:p text:style-name="P18"><text:span text:style-name="Source_20_Text"><text:span text:style-name="T15">getFullscreen();<text:line-break/>form2array(form);</text:span></text:span></text:p>
            <text:p text:style-name="P18"><text:span text:style-name="Source_20_Text"><text:span text:style-name="T15">form2string(form);</text:span></text:span></text:p>
            <text:p text:style-name="P16"><text:span text:style-name="Source_20_Text"><text:span text:style-name="T15">getDoNotTrack();</text:span></text:span></text:p>
            <text:p text:style-name="P18"><text:span text:style-name="Source_20_Text"><text:span text:style-name="T15">getLocation(success[,error]);</text:span></text:span></text:p>
            <text:p text:style-name="P18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19"><text:span text:style-name="Source_20_Text"><text:span text:style-name="T8">BASE16;</text:span></text:span></text:p>
            <text:p text:style-name="P19"><text:span text:style-name="Source_20_Text"><text:span text:style-name="T8">BASE</text:span></text:span><text:span text:style-name="Source_20_Text"><text:span text:style-name="T76">32;</text:span></text:span></text:p>
            <text:p text:style-name="P19"><text:span text:style-name="Source_20_Text"><text:span text:style-name="T76">BASE36;</text:span></text:span></text:p>
            <text:p text:style-name="P19"><text:span text:style-name="Source_20_Text"><text:span text:style-name="T76">BASE58;</text:span></text:span></text:p>
            <text:p text:style-name="P19"><text:span text:style-name="Source_20_Text"><text:span text:style-name="T76">BASE62;</text:span></text:span></text:p>
            <text:p text:style-name="P6"><text:span text:style-name="Source_20_Text"><text:span text:style-name="T76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4">
          <table:table-cell table:style-name="Table1.A4" table:number-columns-spanned="2" office:value-type="string">
            <text:p text:style-name="P20"><text:span text:style-name="Source_20_Text"><text:span text:style-name="T77">toObject(v</text:span></text:span><text:span text:style-name="Source_20_Text"><text:span text:style-name="T78">alu</text:span></text:span><text:span text:style-name="Source_20_Text"><text:span text:style-name="T79">e</text:span></text:span><text:span text:style-name="Source_20_Text"><text:span text:style-name="T77">);</text:span></text:span></text:p>
            <text:p text:style-name="P6"><text:span text:style-name="Source_20_Text"><text:span text:style-name="T15">extend([deep,]target,source1[,s</text:span></text:span><text:span text:style-name="Source_20_Text"><text:span text:style-name="T80">ou</text:span></text:span><text:span text:style-name="Source_20_Text"><text:span text:style-name="T15">rc</text:span></text:span><text:span text:style-name="Source_20_Text"><text:span text:style-name="T80">e</text:span></text:span><text:span text:style-name="Source_20_Text"><text:span text:style-name="T15">N]);</text:span></text:span></text:p>
            <text:p text:style-name="P6"><text:span text:style-name="Source_20_Text"><text:span text:style-name="T15">deleteOwnProperty(</text:span></text:span><text:span text:style-name="Source_20_Text"><text:span text:style-name="T81">obj</text:span></text:span><text:span text:style-name="Source_20_Text"><text:span text:style-name="T15">,</text:span></text:span><text:span text:style-name="Source_20_Text"><text:span text:style-name="T81">prop</text:span></text:span><text:span text:style-name="Source_20_Text"><text:span text:style-name="T15">[,Throw=false]);</text:span></text:span></text:p>
            <text:p text:style-name="P6"><text:span text:style-name="Source_20_Text"><text:span text:style-name="T15">sizeIn(o</text:span></text:span><text:span text:style-name="Source_20_Text"><text:span text:style-name="T82">bje</text:span></text:span><text:span text:style-name="Source_20_Text"><text:span text:style-name="T83">ct</text:span></text:span><text:span text:style-name="Source_20_Text"><text:span text:style-name="T15">);</text:span></text:span></text:p>
            <text:p text:style-name="P21"><text:span text:style-name="Source_20_Text"><text:span text:style-name="T77">createPolyfillMethod(o</text:span></text:span><text:span text:style-name="Source_20_Text"><text:span text:style-name="T84">b</text:span></text:span><text:span text:style-name="Source_20_Text"><text:span text:style-name="T85">ject</text:span></text:span><text:span text:style-name="Source_20_Text"><text:span text:style-name="T77">,</text:span></text:span><text:span text:style-name="Source_20_Text"><text:span text:style-name="T86">prop</text:span></text:span><text:span text:style-name="Source_20_Text"><text:span text:style-name="T77">,v</text:span></text:span><text:span text:style-name="Source_20_Text"><text:span text:style-name="T87">alu</text:span></text:span><text:span text:style-name="Source_20_Text"><text:span text:style-name="T88">e</text:span></text:span><text:span text:style-name="Source_20_Text"><text:span text:style-name="T77">);</text:span></text:span></text:p>
            <text:p text:style-name="P22"><text:span text:style-name="Source_20_Text"><text:span text:style-name="T15">createPolyfillProperty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15">);</text:span></text:span></text:p>
            <text:p text:style-name="P22"><text:span text:style-name="Source_20_Text"><text:span text:style-name="T15"/></text:span></text:p>
            <text:p text:style-name="P23"><text:span text:style-name="Source_20_Text"><text:span text:style-name="T15">randomBoolean</text:span></text:span><text:span text:style-name="Source_20_Text"><text:span text:style-name="T94">();</text:span></text:span></text:p>
            <text:p text:style-name="P23"><text:span text:style-name="Source_20_Text"><text:span text:style-name="T95">r</text:span></text:span><text:span text:style-name="Source_20_Text"><text:span text:style-name="T94">andomUUIDv7</text:span></text:span><text:span text:style-name="Source_20_Text"><text:span text:style-name="T96">();</text:span></text:span></text:p>
            <text:p text:style-name="P22"><text:span text:style-name="Source_20_Text"><text:span text:style-name="T97">timestampID([size=21[,alphabet=</text:span></text:span><text:span text:style-name="Source_20_Text"><text:span text:style-name="T98">"ABCDEFGHIJKLMNOPQRSTUVWXYZabcdefghijklmnopqrstuvwxyz0123456789_-"</text:span></text:span><text:span text:style-name="Source_20_Text"><text:span text:style-name="T97">]]);</text:span></text:span></text:p>
            <text:p text:style-name="P22"><text:span text:style-name="Source_20_Text"><text:span text:style-name="T8">nanoid([size=21[,alphabet="123456789ABCDEFGHJKLMNPQRSTUVWXYZabcdefghijkmnopqrstuvwxyz"]]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getUrlVars([str=location.search]);</text:span></text:span></text:p>
            <text:p text:style-name="P23"><text:span text:style-name="Source_20_Text"><text:span text:style-name="T15">obj2string(object);</text:span></text:span></text:p>
            <text:p text:style-name="P23"><text:span text:style-name="Source_20_Text"><text:span text:style-name="T15"/></text:span></text:p>
            <text:p text:style-name="P24"><text:span text:style-name="Source_20_Text"><text:span text:style-name="T15">delay(mi</text:span></text:span><text:span text:style-name="Source_20_Text"><text:span text:style-name="T99">lis</text:span></text:span><text:span text:style-name="Source_20_Text"><text:span text:style-name="T15">e</text:span></text:span><text:span text:style-name="Source_20_Text"><text:span text:style-name="T99">c</text:span></text:span><text:span text:style-name="Source_20_Text"><text:span text:style-name="T15">).then(callback);</text:span></text:span></text:p>
            <text:p text:style-name="P22"><text:span text:style-name="Source_20_Text"><text:span text:style-name="T15">bind(</text:span></text:span><text:span text:style-name="Source_20_Text"><text:span text:style-name="T100">function</text:span></text:span><text:span text:style-name="Source_20_Text"><text:span text:style-name="T15">,context);</text:span></text:span></text:p>
            <text:p text:style-name="P22"><text:span text:style-name="Source_20_Text"><text:span text:style-name="T101">unBind</text:span></text:span><text:span text:style-name="Source_20_Text"><text:span text:style-name="T102">(</text:span></text:span><text:span text:style-name="Source_20_Text"><text:span text:style-name="T103">f</text:span></text:span><text:span text:style-name="Source_20_Text"><text:span text:style-name="T104">unction</text:span></text:span><text:span text:style-name="Source_20_Text"><text:span text:style-name="T10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office:value-type="string">
            <text:p text:style-name="P23"><text:span text:style-name="Source_20_Text"><text:span text:style-name="T15">constant(value);</text:span></text:span></text:p>
            <text:p text:style-name="P23"><text:span text:style-name="Source_20_Text"><text:span text:style-name="T105">identity(value);</text:span></text:span></text:p>
            <text:p text:style-name="P23"><text:span text:style-name="Source_20_Text"><text:span text:style-name="T15">noop();</text:span></text:span></text:p>
            <text:p text:style-name="P23"><text:span text:style-name="Source_20_Text"><text:span text:style-name="T15">T();</text:span></text:span></text:p>
            <text:p text:style-name="P23"><text:span text:style-name="Source_20_Text"><text:span text:style-name="T94">F();</text:span></text:span></text:p>
          </table:table-cell>
          <table:table-cell table:style-name="Table1.B5" office:value-type="string">
            <text:p text:style-name="P22"><text:span text:style-name="Source_20_Text"><text:span text:style-name="T15">asyncConstant(</text:span></text:span><text:span text:style-name="Source_20_Text"><text:span text:style-name="T10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10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10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10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</table:table>
      <text:p text:style-name="P2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String API</text:p>
          </table:table-cell>
          <table:table-cell table:style-name="Table5.A1" office:value-type="string">
            <text:p text:style-name="P27"><text:span text:style-name="Source_20_Text"><text:span text:style-name="T108">Assertion API</text:span></text:span></text:p>
          </table:table-cell>
          <table:table-cell table:style-name="Table5.C1" office:value-type="string">
            <text:p text:style-name="P28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5"/></text:span></text:p>
            <text:p text:style-name="P23"><text:span text:style-name="Source_20_Text"><text:span text:style-name="T15">b64Decode(s</text:span></text:span><text:span text:style-name="Source_20_Text"><text:span text:style-name="T66">tri</text:span></text:span><text:span text:style-name="Source_20_Text"><text:span text:style-name="T33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29"><text:span text:style-name="Source_20_Text"><text:span text:style-name="T15">b64Encode(string);</text:span></text:span></text:p>
            <text:p text:style-name="P29"><text:span text:style-name="Source_20_Text"><text:span text:style-name="T15"/></text:span></text:p>
            <text:p text:style-name="P23"><text:span text:style-name="Source_20_Text"><text:span text:style-name="T15">strAt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,index[,newChar]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Capitaliz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CodePoints(s</text:span></text:span><text:span text:style-name="Source_20_Text"><text:span text:style-name="T113">t</text:span></text:span><text:span text:style-name="Source_20_Text"><text:span text:style-name="T114">ri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DownFirst(s</text:span></text:span><text:span text:style-name="Source_20_Text"><text:span text:style-name="T115">tri</text:span></text:span><text:span text:style-name="Source_20_Text"><text:span text:style-name="T100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FromCodePoints(i</text:span></text:span><text:span text:style-name="Source_20_Text"><text:span text:style-name="T116">terator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HTMLEscap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</text:span></text:span><text:span text:style-name="Source_20_Text"><text:span text:style-name="T117">HTML</text:span></text:span><text:span text:style-name="Source_20_Text"><text:span text:style-name="T15">RemoveTags(string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HTML</text:span></text:span><text:span text:style-name="Source_20_Text"><text:span text:style-name="T118">Un</text:span></text:span><text:span text:style-name="Source_20_Text"><text:span text:style-name="T15">Escap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5">);</text:span></text:span></text:p>
            <text:p text:style-name="P23"><text:span text:style-name="Source_20_Text"><text:span text:style-name="T15"/></text:span></text:p>
            <text:p text:style-name="P23"><text:span text:style-name="Source_20_Text"><text:span text:style-name="T15">strProper</text:span></text:span><text:span text:style-name="Source_20_Text"><text:span text:style-name="T119">c</text:span></text:span><text:span text:style-name="Source_20_Text"><text:span text:style-name="T15">as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5">); </text:span></text:span></text:p>
            <text:p text:style-name="P6"><text:span text:style-name="Source_20_Text"><text:span text:style-name="T120"/></text:span></text:p>
            <text:p text:style-name="P23"><text:span text:style-name="Source_20_Text"><text:span text:style-name="T15">strReverse(s</text:span></text:span><text:span text:style-name="Source_20_Text"><text:span text:style-name="T43">t</text:span></text:span><text:span text:style-name="Source_20_Text"><text:span text:style-name="T112">ring</text:span></text:span><text:span text:style-name="Source_20_Text"><text:span text:style-name="T15">);</text:span></text:span></text:p>
            <text:p text:style-name="P23"><text:span text:style-name="Source_20_Text"><text:span text:style-name="T120"/></text:span></text:p>
            <text:p text:style-name="P23"><text:span text:style-name="Source_20_Text"><text:span text:style-name="T15">strSplice(</text:span></text:span><text:span text:style-name="Source_20_Text"><text:span text:style-name="T109">str</text:span></text:span><text:span text:style-name="Source_20_Text"><text:span text:style-name="T28">ing</text:span></text:span><text:span text:style-name="Source_20_Text"><text:span text:style-name="T15">,index,count[,add</text:span></text:span><text:span text:style-name="Source_20_Text"><text:span text:style-name="T121">]);</text:span></text:span></text:p>
            <text:p text:style-name="P23"><text:span text:style-name="Source_20_Text"><text:span text:style-name="T120"/></text:span></text:p>
            <text:p text:style-name="P23"><text:span text:style-name="Source_20_Text"><text:span text:style-name="T120">s</text:span></text:span><text:span text:style-name="Source_20_Text"><text:span text:style-name="T15">tr</text:span></text:span><text:span text:style-name="Source_20_Text"><text:span text:style-name="T122">T</text:span></text:span><text:span text:style-name="Source_20_Text"><text:span text:style-name="T123">itle</text:span></text:span><text:span text:style-name="Source_20_Text"><text:span text:style-name="T119">c</text:span></text:span><text:span text:style-name="Source_20_Text"><text:span text:style-name="T15">ase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5">);</text:span></text:span></text:p>
            <text:p text:style-name="P6"><text:span text:style-name="Source_20_Text"><text:span text:style-name="T15"/></text:span></text:p>
            <text:p text:style-name="P23"><text:span text:style-name="Source_20_Text"><text:span text:style-name="T124">strTruncate(st</text:span></text:span><text:span text:style-name="Source_20_Text"><text:span text:style-name="T114">ring</text:span></text:span><text:span text:style-name="Source_20_Text"><text:span text:style-name="T124">);</text:span></text:span></text:p>
            <text:p text:style-name="P23"><text:span text:style-name="Source_20_Text"><text:span text:style-name="T124"/></text:span></text:p>
            <text:p text:style-name="P23"><text:span text:style-name="Source_20_Text"><text:span text:style-name="T15">strUpFirst(s</text:span></text:span><text:span text:style-name="Source_20_Text"><text:span text:style-name="T111">tri</text:span></text:span><text:span text:style-name="Source_20_Text"><text:span text:style-name="T112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30"><text:span text:style-name="Source_20_Text"><text:span text:style-name="T114"/></text:span></text:p>
            <text:p text:style-name="P30"><text:span text:style-name="Source_20_Text"><text:span text:style-name="T114">a</text:span></text:span><text:span text:style-name="Source_20_Text"><text:span text:style-name="T15">ssert</text:span></text:span><text:span text:style-name="Source_20_Text"><text:span text:style-name="T114">(condition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1"><text:span text:style-name="Source_20_Text"><text:span text:style-name="T114">assertTrue(condition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2"><text:span text:style-name="Source_20_Text"><text:span text:style-name="T114"/></text:span></text:p>
            <text:p text:style-name="P31"><text:span text:style-name="Source_20_Text"><text:span text:style-name="T114">assertFalse(condition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2"><text:span text:style-name="Source_20_Text"><text:span text:style-name="T114"/></text:span></text:p>
            <text:p text:style-name="P33"><text:span text:style-name="Source_20_Text"><text:span text:style-name="T126">assertThrows</text:span></text:span><text:span text:style-name="Source_20_Text"><text:span text:style-name="T127">(callback[,message</text:span></text:span><text:span text:style-name="Source_20_Text"><text:span text:style-name="T125">|error</text:span></text:span><text:span text:style-name="Source_20_Text"><text:span text:style-name="T127">]);</text:span></text:span></text:p>
            <text:p text:style-name="P34"><text:span text:style-name="Source_20_Text"><text:span text:style-name="T127"/></text:span></text:p>
            <text:p text:style-name="P35"><text:span text:style-name="Source_20_Text"><text:span text:style-name="T128">assertFail(m</text:span></text:span><text:span text:style-name="Source_20_Text"><text:span text:style-name="T129">essage</text:span></text:span><text:span text:style-name="Source_20_Text"><text:span text:style-name="T130">|</text:span></text:span><text:span text:style-name="Source_20_Text"><text:span text:style-name="T131">error</text:span></text:span><text:span text:style-name="Source_20_Text"><text:span text:style-name="T128">);</text:span></text:span></text:p>
            <text:p text:style-name="P36"><text:span text:style-name="Source_20_Text"><text:span text:style-name="T114"/></text:span></text:p>
            <text:p text:style-name="P31"><text:span text:style-name="Source_20_Text"><text:span text:style-name="T114">assertEqual(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1"><text:span text:style-name="Source_20_Text"><text:span text:style-name="T114">assertNotEqual</text:span></text:span><text:span text:style-name="Source_20_Text"><text:span text:style-name="T132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6"><text:span text:style-name="Source_20_Text"><text:span text:style-name="T114"/></text:span></text:p>
            <text:p text:style-name="P31"><text:span text:style-name="Source_20_Text"><text:span text:style-name="T114">assertStrict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1"><text:span text:style-name="Source_20_Text"><text:span text:style-name="T114">assertNotStrict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6"><text:span text:style-name="Source_20_Text"><text:span text:style-name="T114"/></text:span></text:p>
            <text:p text:style-name="P31"><text:span text:style-name="Source_20_Text"><text:span text:style-name="T114">assertDeep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1"><text:span text:style-name="Source_20_Text"><text:span text:style-name="T114">assertNotDeep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6"><text:span text:style-name="Source_20_Text"><text:span text:style-name="T114"/></text:span></text:p>
            <text:p text:style-name="P31"><text:span text:style-name="Source_20_Text"><text:span text:style-name="T114">assertDeepStrictEqual</text:span></text:span><text:span text:style-name="Source_20_Text"><text:span text:style-name="T133">(</text:span></text:span><text:span text:style-name="Source_20_Text"><text:span text:style-name="T114">value1,value2[,message</text:span></text:span><text:span text:style-name="Source_20_Text"><text:span text:style-name="T125">|error</text:span></text:span><text:span text:style-name="Source_20_Text"><text:span text:style-name="T114">]);</text:span></text:span></text:p>
            <text:p text:style-name="P31"><text:span text:style-name="Source_20_Text"><text:span text:style-name="T114">assertNotDeepStrictEqual</text:span></text:span><text:span text:style-name="Source_20_Text"><text:span text:style-name="T133">(</text:span></text:span><text:span text:style-name="Source_20_Text"><text:span text:style-name="T114">value1,value2[,</text:span></text:span><text:span text:style-name="Source_20_Text"><text:span text:style-name="T125">message|error</text:span></text:span><text:span text:style-name="Source_20_Text"><text:span text:style-name="T114">]);</text:span></text:span></text:p>
            <text:p text:style-name="P37"/>
            <text:p text:style-name="P31"><text:span text:style-name="Source_20_Text"><text:span text:style-name="T114">assertType</text:span></text:span><text:span text:style-name="Source_20_Text"><text:span text:style-name="T134">Of</text:span></text:span><text:span text:style-name="Source_20_Text"><text:span text:style-name="T114">(value,type</text:span></text:span><text:span text:style-name="Source_20_Text"><text:span text:style-name="T135">[,message</text:span></text:span><text:span text:style-name="Source_20_Text"><text:span text:style-name="T125">|error</text:span></text:span><text:span text:style-name="Source_20_Text"><text:span text:style-name="T135">]</text:span></text:span><text:span text:style-name="Source_20_Text"><text:span text:style-name="T114">);</text:span></text:span></text:p>
            <text:p text:style-name="P31"><text:span text:style-name="Source_20_Text"><text:span text:style-name="T114">assert</text:span></text:span><text:span text:style-name="Source_20_Text"><text:span text:style-name="T136">Not</text:span></text:span><text:span text:style-name="Source_20_Text"><text:span text:style-name="T114">Type</text:span></text:span><text:span text:style-name="Source_20_Text"><text:span text:style-name="T134">Of</text:span></text:span><text:span text:style-name="Source_20_Text"><text:span text:style-name="T114">(</text:span></text:span><text:span text:style-name="Source_20_Text"><text:span text:style-name="T137">value,</text:span></text:span><text:span text:style-name="Source_20_Text"><text:span text:style-name="T125">type</text:span></text:span><text:span text:style-name="Source_20_Text"><text:span text:style-name="T135">[,message</text:span></text:span><text:span text:style-name="Source_20_Text"><text:span text:style-name="T125">|error</text:span></text:span><text:span text:style-name="Source_20_Text"><text:span text:style-name="T135">]</text:span></text:span><text:span text:style-name="Source_20_Text"><text:span text:style-name="T114">);</text:span></text:span></text:p>
            <text:p text:style-name="P36"><text:span text:style-name="Source_20_Text"><text:span text:style-name="T126"/></text:span></text:p>
            <text:p text:style-name="P31"><text:span text:style-name="Source_20_Text"><text:span text:style-name="T114">assert</text:span></text:span><text:span text:style-name="Source_20_Text"><text:span text:style-name="T134">InstanceOf</text:span></text:span><text:span text:style-name="Source_20_Text"><text:span text:style-name="T114">(</text:span></text:span><text:span text:style-name="Source_20_Text"><text:span text:style-name="T137">value,</text:span></text:span><text:span text:style-name="Source_20_Text"><text:span text:style-name="T134">constructor</text:span></text:span><text:span text:style-name="Source_20_Text"><text:span text:style-name="T135">[,message</text:span></text:span><text:span text:style-name="Source_20_Text"><text:span text:style-name="T125">|error</text:span></text:span><text:span text:style-name="Source_20_Text"><text:span text:style-name="T135">]</text:span></text:span><text:span text:style-name="Source_20_Text"><text:span text:style-name="T114">);</text:span></text:span></text:p>
            <text:p text:style-name="P31"><text:span text:style-name="Source_20_Text"><text:span text:style-name="T114">assert</text:span></text:span><text:span text:style-name="Source_20_Text"><text:span text:style-name="T136">Not</text:span></text:span><text:span text:style-name="Source_20_Text"><text:span text:style-name="T134">InstanceOf</text:span></text:span><text:span text:style-name="Source_20_Text"><text:span text:style-name="T114">(</text:span></text:span><text:span text:style-name="Source_20_Text"><text:span text:style-name="T137">value,</text:span></text:span><text:span text:style-name="Source_20_Text"><text:span text:style-name="T134">constructor</text:span></text:span><text:span text:style-name="Source_20_Text"><text:span text:style-name="T135">[,</text:span></text:span><text:span text:style-name="Source_20_Text"><text:span text:style-name="T125">message|error</text:span></text:span><text:span text:style-name="Source_20_Text"><text:span text:style-name="T135">]</text:span></text:span><text:span text:style-name="Source_20_Text"><text:span text:style-name="T114">);</text:span></text:span></text:p>
            <text:p text:style-name="P36"><text:span text:style-name="Source_20_Text"><text:span text:style-name="T126"/></text:span></text:p>
            <text:p text:style-name="P31"><text:span text:style-name="Source_20_Text"><text:span text:style-name="T126">assertIsNil(value[,message</text:span></text:span><text:span text:style-name="Source_20_Text"><text:span text:style-name="T125">|error</text:span></text:span><text:span text:style-name="Source_20_Text"><text:span text:style-name="T126">]);</text:span></text:span></text:p>
            <text:p text:style-name="P31"><text:span text:style-name="Source_20_Text"><text:span text:style-name="T126">assertIsNotNil(value[,message</text:span></text:span><text:span text:style-name="Source_20_Text"><text:span text:style-name="T125">|error</text:span></text:span><text:span text:style-name="Source_20_Text"><text:span text:style-name="T126">]);</text:span></text:span></text:p>
            <text:p text:style-name="P37"><text:span text:style-name="Source_20_Text"><text:span text:style-name="T126"/></text:span></text:p>
            <text:p text:style-name="P31"><text:span text:style-name="Source_20_Text"><text:span text:style-name="T126">assertMatch(s</text:span></text:span><text:span text:style-name="Source_20_Text"><text:span text:style-name="T138">tring</text:span></text:span><text:span text:style-name="Source_20_Text"><text:span text:style-name="T126">,r</text:span></text:span><text:span text:style-name="Source_20_Text"><text:span text:style-name="T138">egexp</text:span></text:span><text:span text:style-name="Source_20_Text"><text:span text:style-name="T126">[,message</text:span></text:span><text:span text:style-name="Source_20_Text"><text:span text:style-name="T125">|error</text:span></text:span><text:span text:style-name="Source_20_Text"><text:span text:style-name="T126">]);</text:span></text:span></text:p>
            <text:p text:style-name="P31"><text:span text:style-name="Source_20_Text"><text:span text:style-name="T138">assertD</text:span></text:span><text:span text:style-name="Source_20_Text"><text:span text:style-name="T126">oesNotMatch(s</text:span></text:span><text:span text:style-name="Source_20_Text"><text:span text:style-name="T138">tring</text:span></text:span><text:span text:style-name="Source_20_Text"><text:span text:style-name="T126">,r</text:span></text:span><text:span text:style-name="Source_20_Text"><text:span text:style-name="T138">egexp</text:span></text:span><text:span text:style-name="Source_20_Text"><text:span text:style-name="T126">[,message</text:span></text:span><text:span text:style-name="Source_20_Text"><text:span text:style-name="T125">|error</text:span></text:span><text:span text:style-name="Source_20_Text"><text:span text:style-name="T126">]);</text:span></text:span></text:p>
          </table:table-cell>
          <table:table-cell table:style-name="Table5.C2" office:value-type="string">
            <text:p text:style-name="P38">sum(value1[,valueN]);</text:p>
            <text:p text:style-name="P38">avg(value1[,valueN]);</text:p>
            <text:p text:style-name="P38">product(value1[,valueN]);</text:p>
            <text:p text:style-name="P38">clamp(value,min,max);</text:p>
            <text:p text:style-name="P38"><text:span text:style-name="T139">minmax</text:span>(value,min,max);</text:p>
            <text:p text:style-name="P39"><text:span text:style-name="Source_20_Text"><text:span text:style-name="T15">inRange(value,min,max);</text:span></text:span></text:p>
            <text:p text:style-name="P39"><text:span text:style-name="Source_20_Text"><text:span text:style-name="T140">signbit(value);</text:span></text:span></text:p>
            <text:p text:style-name="P39"><text:span text:style-name="Source_20_Text"><text:span text:style-name="T140"/></text:span></text:p>
            <text:p text:style-name="P40"><text:span text:style-name="Source_20_Text"><text:span text:style-name="T15">randomInt([max]);</text:span></text:span></text:p>
            <text:p text:style-name="P40"><text:span text:style-name="Source_20_Text"><text:span text:style-name="T15">randomInt(min,max);</text:span></text:span></text:p>
            <text:p text:style-name="P40"><text:span text:style-name="Source_20_Text"><text:span text:style-name="T15">randomFloat([max]);</text:span></text:span></text:p>
            <text:p text:style-name="P40"><text:span text:style-name="Source_20_Text"><text:span text:style-name="T15">randomFloat(min,max);</text:span></text:span></text:p>
            <text:p text:style-name="P40"><text:span text:style-name="Source_20_Text"><text:span text:style-name="T140"/></text:span></text:p>
            <text:p text:style-name="P38">isEven(value);</text:p>
            <text:p text:style-name="P38">isOdd(valu<text:span text:style-name="T141">e</text:span>);</text:p>
            <text:p text:style-name="P41">isInt8(value);</text:p>
            <text:p text:style-name="P41">isInt16(value);</text:p>
            <text:p text:style-name="P41">isUInt32(value);</text:p>
            <text:p text:style-name="P41">isUInt8(value);</text:p>
            <text:p text:style-name="P41">isUInt16(value);</text:p>
            <text:p text:style-name="P41">isInt32(value);</text:p>
            <text:p text:style-name="P41">isBigInt64(value);</text:p>
            <text:p text:style-name="P42"><text:span text:style-name="T142">i</text:span><text:span text:style-name="T143">s</text:span>BigUInt64(value);</text:p>
            <text:p text:style-name="P42"><text:span text:style-name="T143">is</text:span>Float<text:span text:style-name="T144">16</text:span>(value);</text:p>
            <text:p text:style-name="P40"><text:span text:style-name="Source_20_Text"><text:span text:style-name="T140">isFloa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40">);</text:span></text:span></text:p>
            <text:p text:style-name="P40"><text:span text:style-name="Source_20_Text"><text:span text:style-name="T140"/></text:span></text:p>
            <text:p text:style-name="P40"><text:span text:style-name="Source_20_Text"><text:span text:style-name="T145">toInteger(valu</text:span></text:span><text:span text:style-name="Source_20_Text"><text:span text:style-name="T146">e</text:span></text:span><text:span text:style-name="Source_20_Text"><text:span text:style-name="T145">);</text:span></text:span></text:p>
            <text:p text:style-name="P43"><text:span text:style-name="Source_20_Text"><text:span text:style-name="T147">toIntegerOrInfinity(value);</text:span></text:span></text:p>
            <text:p text:style-name="P38"><text:span text:style-name="T148">t</text:span><text:span text:style-name="T149">oInt8(value);</text:span></text:p>
            <text:p text:style-name="P42">toInt16(value);</text:p>
            <text:p text:style-name="P42">toInt32(value);</text:p>
            <text:p text:style-name="P42">toUInt8(value);</text:p>
            <text:p text:style-name="P42">toUInt<text:span text:style-name="T150">1</text:span>6(value);</text:p>
            <text:p text:style-name="P42">toUInt32(value;</text:p>
            <text:p text:style-name="P42">toBigInt64(value);</text:p>
            <text:p text:style-name="P42">toBigUInt64(value);</text:p>
            <text:p text:style-name="P42"><text:span text:style-name="T150">toFloat</text:span><text:span text:style-name="T143">16</text:span><text:span text:style-name="T150">(value);</text:span></text:p>
            <text:p text:style-name="P41"><text:span text:style-name="Source_20_Text"><text:span text:style-name="T151">toFloat32(value);</text:span></text:span></text:p>
          </table:table-cell>
        </table:table-row>
      </table:table>
      <text:p text:style-name="P4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5"><text:span text:style-name="Source_20_Text"><text:span text:style-name="T152">Collections </text:span></text:span><text:span text:style-name="Source_20_Text"><text:span text:style-name="T153">API</text:span></text:span></text:p>
          </table:table-cell>
          <table:covered-table-cell/>
          <table:table-cell table:style-name="Table4.C1" office:value-type="string">
            <text:p text:style-name="P46">Polyfills</text:p>
          </table:table-cell>
        </table:table-row>
        <table:table-row>
          <table:table-cell table:style-name="Table4.A2" office:value-type="string">
            <text:p text:style-name="P47"><text:span text:style-name="Source_20_Text"><text:span text:style-name="T154">arrayDeepClone(array);</text:span></text:span></text:p>
            <text:p text:style-name="P47"><text:span text:style-name="Source_20_Text"><text:span text:style-name="T154">arrayMerge(target,so</text:span></text:span><text:span text:style-name="Source_20_Text"><text:span text:style-name="T155">ur</text:span></text:span><text:span text:style-name="Source_20_Text"><text:span text:style-name="T156">c</text:span></text:span><text:span text:style-name="Source_20_Text"><text:span text:style-name="T154">e</text:span></text:span><text:span text:style-name="Source_20_Text"><text:span text:style-name="T155">1</text:span></text:span><text:span text:style-name="Source_20_Text"><text:span text:style-name="T154">[,</text:span></text:span><text:span text:style-name="Source_20_Text"><text:span text:style-name="T156">s</text:span></text:span><text:span text:style-name="Source_20_Text"><text:span text:style-name="T155">ou</text:span></text:span><text:span text:style-name="Source_20_Text"><text:span text:style-name="T156">r</text:span></text:span><text:span text:style-name="Source_20_Text"><text:span text:style-name="T155">ce</text:span></text:span><text:span text:style-name="Source_20_Text"><text:span text:style-name="T154">N]);</text:span></text:span></text:p>
            <text:p text:style-name="P48"><text:span text:style-name="Source_20_Text"><text:span text:style-name="T157">arrayAdd</text:span></text:span><text:span text:style-name="Source_20_Text"><text:span text:style-name="T154">(array,value);</text:span></text:span></text:p>
            <text:p text:style-name="P48"><text:span text:style-name="Source_20_Text"><text:span text:style-name="T154">arrayClear(array); </text:span></text:span></text:p>
            <text:p text:style-name="P48"><text:span text:style-name="Source_20_Text"><text:span text:style-name="T158">arrayRemove(array,value[,all </text:span></text:span><text:span text:style-name="Source_20_Text"><text:span text:style-name="T159">= false</text:span></text:span><text:span text:style-name="Source_20_Text"><text:span text:style-name="T158">]);</text:span></text:span></text:p>
            <text:p text:style-name="P49"><text:span text:style-name="Source_20_Text"><text:span text:style-name="T158">arrayRemove</text:span></text:span><text:span text:style-name="Source_20_Text"><text:span text:style-name="T160">By</text:span></text:span><text:span text:style-name="Source_20_Text"><text:span text:style-name="T158">(array,c</text:span></text:span><text:span text:style-name="Source_20_Text"><text:span text:style-name="T160">allback</text:span></text:span><text:span text:style-name="Source_20_Text"><text:span text:style-name="T158">[,all</text:span></text:span><text:span text:style-name="Source_20_Text"><text:span text:style-name="T159">=false</text:span></text:span><text:span text:style-name="Source_20_Text"><text:span text:style-name="T158">]);</text:span></text:span></text:p>
            <text:p text:style-name="P50"><text:span text:style-name="Source_20_Text"><text:span text:style-name="T161"/></text:span></text:p>
            <text:p text:style-name="P50"><text:span text:style-name="Source_20_Text"><text:span text:style-name="T161">arrayRange([start=0[,end = </text:span></text:span><text:span text:style-name="Source_20_Text"><text:span text:style-name="T162">99</text:span></text:span><text:span text:style-name="Source_20_Text"><text:span text:style-name="T161">[,step = 1]]]);</text:span></text:span></text:p>
            <text:p text:style-name="P51"><text:span text:style-name="Source_20_Text"><text:span text:style-name="T163">iterRange([start=0[,step=1[,end=Infinity]]]);</text:span></text:span></text:p>
            <text:p text:style-name="P51"><text:span text:style-name="Source_20_Text"><text:span text:style-name="T163"/></text:span></text:p>
            <text:p text:style-name="P52"><text:span text:style-name="Source_20_Text"><text:span text:style-name="T8">arrayCycle(i</text:span></text:span><text:span text:style-name="Source_20_Text"><text:span text:style-name="T164">terator</text:span></text:span><text:span text:style-name="Source_20_Text"><text:span text:style-name="T8">[,n </text:span></text:span><text:span text:style-name="Source_20_Text"><text:span text:style-name="T165">= 100</text:span></text:span><text:span text:style-name="Source_20_Text"><text:span text:style-name="T8">]);</text:span></text:span></text:p>
            <text:p text:style-name="P51"><text:span text:style-name="Source_20_Text"><text:span text:style-name="T163">iterCycle(iter</text:span></text:span><text:span text:style-name="Source_20_Text"><text:span text:style-name="T166">ator</text:span></text:span><text:span text:style-name="Source_20_Text"><text:span text:style-name="T163">[,n </text:span></text:span><text:span text:style-name="Source_20_Text"><text:span text:style-name="T167">= Infinity</text:span></text:span><text:span text:style-name="Source_20_Text"><text:span text:style-name="T163">]);</text:span></text:span></text:p>
            <text:p text:style-name="P53"><text:span text:style-name="Source_20_Text"><text:span text:style-name="T8"/></text:span></text:p>
            <text:p text:style-name="P53"><text:span text:style-name="Source_20_Text"><text:span text:style-name="T8">arrayRepeat(value[,n </text:span></text:span><text:span text:style-name="Source_20_Text"><text:span text:style-name="T168">= 100</text:span></text:span><text:span text:style-name="Source_20_Text"><text:span text:style-name="T8">]);</text:span></text:span></text:p>
            <text:p text:style-name="P51"><text:span text:style-name="Source_20_Text"><text:span text:style-name="T8">iterRepeat(value[,n </text:span></text:span><text:span text:style-name="Source_20_Text"><text:span text:style-name="T167">= Infinity</text:span></text:span><text:span text:style-name="Source_20_Text"><text:span text:style-name="T8">]);</text:span></text:span></text:p>
            <text:p text:style-name="P54"><text:span text:style-name="Source_20_Text"><text:span text:style-name="T169"/></text:span></text:p>
            <text:p text:style-name="P54"><text:span text:style-name="Source_20_Text"><text:span text:style-name="T169">unique(iterator[,resolver]);</text:span></text:span></text:p>
            <text:p text:style-name="P54"><text:span text:style-name="Source_20_Text"><text:span text:style-name="T163">slice(i</text:span></text:span><text:span text:style-name="Source_20_Text"><text:span text:style-name="T164">terator</text:span></text:span><text:span text:style-name="Source_20_Text"><text:span text:style-name="T163">[,begin=0[,end = Infinity]]);</text:span></text:span></text:p>
            <text:p text:style-name="P52"><text:span text:style-name="Source_20_Text"><text:span text:style-name="T163">withOut(i</text:span></text:span><text:span text:style-name="Source_20_Text"><text:span text:style-name="T164">terator</text:span></text:span><text:span text:style-name="Source_20_Text"><text:span text:style-name="T163">,filter</text:span></text:span><text:span text:style-name="Source_20_Text"><text:span text:style-name="T164">Iterator</text:span></text:span><text:span text:style-name="Source_20_Text"><text:span text:style-name="T163">);</text:span></text:span></text:p>
            <text:p text:style-name="P55"><text:span text:style-name="Source_20_Text"><text:span text:style-name="T8"/></text:span></text:p>
            <text:p text:style-name="P55"><text:span text:style-name="Source_20_Text"><text:span text:style-name="T8">reduce(i</text:span></text:span><text:span text:style-name="Source_20_Text"><text:span text:style-name="T164">terator</text:span></text:span><text:span text:style-name="Source_20_Text"><text:span text:style-name="T8">,callback[,initialvalue]);</text:span></text:span></text:p>
            <text:p text:style-name="P55"><text:span text:style-name="Source_20_Text"><text:span text:style-name="T170">count</text:span></text:span><text:span text:style-name="Source_20_Text"><text:span text:style-name="T8">(i</text:span></text:span><text:span text:style-name="Source_20_Text"><text:span text:style-name="T164">terator</text:span></text:span><text:span text:style-name="Source_20_Text"><text:span text:style-name="T8">,callback);</text:span></text:span></text:p>
            <text:p text:style-name="P55"><text:span text:style-name="Source_20_Text"><text:span text:style-name="T8"/></text:span></text:p>
            <text:p text:style-name="P55"><text:span text:style-name="Source_20_Text"><text:span text:style-name="T8">take(i</text:span></text:span><text:span text:style-name="Source_20_Text"><text:span text:style-name="T164">terator</text:span></text:span><text:span text:style-name="Source_20_Text"><text:span text:style-name="T8">[,n </text:span></text:span><text:span text:style-name="Source_20_Text"><text:span text:style-name="T171">= 1</text:span></text:span><text:span text:style-name="Source_20_Text"><text:span text:style-name="T8">]);</text:span></text:span></text:p>
            <text:p text:style-name="P55"><text:span text:style-name="Source_20_Text"><text:span text:style-name="T8">takeWhile(i</text:span></text:span><text:span text:style-name="Source_20_Text"><text:span text:style-name="T164">terator</text:span></text:span><text:span text:style-name="Source_20_Text"><text:span text:style-name="T8">,callback);</text:span></text:span></text:p>
            <text:p text:style-name="P55"><text:span text:style-name="Source_20_Text"><text:span text:style-name="T8">takeRight(i</text:span></text:span><text:span text:style-name="Source_20_Text"><text:span text:style-name="T164">terator</text:span></text:span><text:span text:style-name="Source_20_Text"><text:span text:style-name="T8">[,n </text:span></text:span><text:span text:style-name="Source_20_Text"><text:span text:style-name="T171">= 1</text:span></text:span><text:span text:style-name="Source_20_Text"><text:span text:style-name="T8">]);</text:span></text:span></text:p>
            <text:p text:style-name="P55"><text:span text:style-name="Source_20_Text"><text:span text:style-name="T8">takeRightWhile(i</text:span></text:span><text:span text:style-name="Source_20_Text"><text:span text:style-name="T164">terator</text:span></text:span><text:span text:style-name="Source_20_Text"><text:span text:style-name="T8">,callback);</text:span></text:span></text:p>
            <text:p text:style-name="P55"><text:span text:style-name="Source_20_Text"><text:span text:style-name="T8"/></text:span></text:p>
            <text:p text:style-name="P55"><text:span text:style-name="Source_20_Text"><text:span text:style-name="T8">drop(i</text:span></text:span><text:span text:style-name="Source_20_Text"><text:span text:style-name="T164">terator</text:span></text:span><text:span text:style-name="Source_20_Text"><text:span text:style-name="T8">[,n </text:span></text:span><text:span text:style-name="Source_20_Text"><text:span text:style-name="T171">= 1</text:span></text:span><text:span text:style-name="Source_20_Text"><text:span text:style-name="T8">]);</text:span></text:span><text:span text:style-name="Source_20_Text"><text:span text:style-name="T172"> </text:span></text:span></text:p>
            <text:p text:style-name="P55"><text:span text:style-name="Source_20_Text"><text:span text:style-name="T8">dropWhile(i</text:span></text:span><text:span text:style-name="Source_20_Text"><text:span text:style-name="T164">terator</text:span></text:span><text:span text:style-name="Source_20_Text"><text:span text:style-name="T8">,callback);</text:span></text:span></text:p>
            <text:p text:style-name="P55"><text:span text:style-name="Source_20_Text"><text:span text:style-name="T8">dropRight(i</text:span></text:span><text:span text:style-name="Source_20_Text"><text:span text:style-name="T164">terator</text:span></text:span><text:span text:style-name="Source_20_Text"><text:span text:style-name="T8">[,n </text:span></text:span><text:span text:style-name="Source_20_Text"><text:span text:style-name="T171">= 1</text:span></text:span><text:span text:style-name="Source_20_Text"><text:span text:style-name="T8">]);</text:span></text:span></text:p>
            <text:p text:style-name="P55"><text:span text:style-name="Source_20_Text"><text:span text:style-name="T8">dropRightWhile(i</text:span></text:span><text:span text:style-name="Source_20_Text"><text:span text:style-name="T164">terator</text:span></text:span><text:span text:style-name="Source_20_Text"><text:span text:style-name="T8">,callback);</text:span></text:span></text:p>
            <text:p text:style-name="P55"><text:span text:style-name="Source_20_Text"><text:span text:style-name="T8"/></text:span></text:p>
            <text:p text:style-name="P56"><text:span text:style-name="Source_20_Text"><text:span text:style-name="T8">isSuperset(superCollection,subCollection);</text:span></text:span></text:p>
            <text:p text:style-name="P55"><text:span text:style-name="Source_20_Text"><text:span text:style-name="T8">setDifference(</text:span></text:span><text:span text:style-name="Source_20_Text"><text:span text:style-name="T173">set1,set2</text:span></text:span><text:span text:style-name="Source_20_Text"><text:span text:style-name="T8">);</text:span></text:span></text:p>
            <text:p text:style-name="P56"><text:span text:style-name="Source_20_Text"><text:span text:style-name="T8">setIntersection(</text:span></text:span><text:span text:style-name="Source_20_Text"><text:span text:style-name="T173">set1,set2</text:span></text:span><text:span text:style-name="Source_20_Text"><text:span text:style-name="T8">);</text:span></text:span></text:p>
            <text:p text:style-name="P56"><text:span text:style-name="Source_20_Text"><text:span text:style-name="T8">setSymmetricDifference(</text:span></text:span><text:span text:style-name="Source_20_Text"><text:span text:style-name="T173">set1,set2</text:span></text:span><text:span text:style-name="Source_20_Text"><text:span text:style-name="T8">);</text:span></text:span></text:p>
            <text:p text:style-name="P56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2"><text:span text:style-name="Source_20_Text"><text:span text:style-name="T174">forEach</text:span></text:span><text:span text:style-name="Source_20_Text"><text:span text:style-name="T163">(i</text:span></text:span><text:span text:style-name="Source_20_Text"><text:span text:style-name="T164">terator</text:span></text:span><text:span text:style-name="Source_20_Text"><text:span text:style-name="T163">,callback);</text:span></text:span></text:p>
            <text:p text:style-name="P57"><text:span text:style-name="Source_20_Text"><text:span text:style-name="T175">map(i</text:span></text:span><text:span text:style-name="Source_20_Text"><text:span text:style-name="T176">terator</text:span></text:span><text:span text:style-name="Source_20_Text"><text:span text:style-name="T175">,callback);</text:span></text:span></text:p>
            <text:p text:style-name="P55"><text:span text:style-name="Source_20_Text"><text:span text:style-name="T163">enumerate(i</text:span></text:span><text:span text:style-name="Source_20_Text"><text:span text:style-name="T164">terator</text:span></text:span><text:span text:style-name="Source_20_Text"><text:span text:style-name="T163">[,offset = 0]);</text:span></text:span></text:p>
            <text:p text:style-name="P55"><text:span text:style-name="Source_20_Text"><text:span text:style-name="T8">size(i</text:span></text:span><text:span text:style-name="Source_20_Text"><text:span text:style-name="T164">terator</text:span></text:span><text:span text:style-name="Source_20_Text"><text:span text:style-name="T8">);</text:span></text:span></text:p>
            <text:p text:style-name="P58"><text:span text:style-name="Source_20_Text"><text:span text:style-name="T177"/></text:span></text:p>
            <text:p text:style-name="P55"><text:span text:style-name="Source_20_Text"><text:span text:style-name="T8">every(i</text:span></text:span><text:span text:style-name="Source_20_Text"><text:span text:style-name="T164">terator</text:span></text:span><text:span text:style-name="Source_20_Text"><text:span text:style-name="T8">,c</text:span></text:span><text:span text:style-name="Source_20_Text"><text:span text:style-name="T178">allback</text:span></text:span><text:span text:style-name="Source_20_Text"><text:span text:style-name="T8">);</text:span></text:span></text:p>
            <text:p text:style-name="P55"><text:span text:style-name="Source_20_Text"><text:span text:style-name="T8">some(i</text:span></text:span><text:span text:style-name="Source_20_Text"><text:span text:style-name="T164">terator</text:span></text:span><text:span text:style-name="Source_20_Text"><text:span text:style-name="T8">,c</text:span></text:span><text:span text:style-name="Source_20_Text"><text:span text:style-name="T178">allback</text:span></text:span><text:span text:style-name="Source_20_Text"><text:span text:style-name="T8">);</text:span></text:span><text:span text:style-name="Source_20_Text"><text:span text:style-name="T179"> </text:span></text:span></text:p>
            <text:p text:style-name="P55"><text:span text:style-name="Source_20_Text"><text:span text:style-name="T163">none(i</text:span></text:span><text:span text:style-name="Source_20_Text"><text:span text:style-name="T164">terator</text:span></text:span><text:span text:style-name="Source_20_Text"><text:span text:style-name="T163">,c</text:span></text:span><text:span text:style-name="Source_20_Text"><text:span text:style-name="T178">allback</text:span></text:span><text:span text:style-name="Source_20_Text"><text:span text:style-name="T163">);</text:span></text:span></text:p>
            <text:p text:style-name="P55"><text:span text:style-name="Source_20_Text"><text:span text:style-name="T163"/></text:span></text:p>
            <text:p text:style-name="P55"><text:span text:style-name="Source_20_Text"><text:span text:style-name="T8">includes(i</text:span></text:span><text:span text:style-name="Source_20_Text"><text:span text:style-name="T164">terator</text:span></text:span><text:span text:style-name="Source_20_Text"><text:span text:style-name="T8">,value);</text:span></text:span></text:p>
            <text:p text:style-name="P55"><text:span text:style-name="Source_20_Text"><text:span text:style-name="T180">contains</text:span></text:span><text:span text:style-name="Source_20_Text"><text:span text:style-name="T8">(i</text:span></text:span><text:span text:style-name="Source_20_Text"><text:span text:style-name="T164">terator</text:span></text:span><text:span text:style-name="Source_20_Text"><text:span text:style-name="T8">,value);</text:span></text:span></text:p>
            <text:p text:style-name="P55"><text:span text:style-name="Source_20_Text"><text:span text:style-name="T8">find(i</text:span></text:span><text:span text:style-name="Source_20_Text"><text:span text:style-name="T164">terator</text:span></text:span><text:span text:style-name="Source_20_Text"><text:span text:style-name="T8">,c</text:span></text:span><text:span text:style-name="Source_20_Text"><text:span text:style-name="T178">allback</text:span></text:span><text:span text:style-name="Source_20_Text"><text:span text:style-name="T8">);</text:span></text:span></text:p>
            <text:p text:style-name="P55"><text:span text:style-name="Source_20_Text"><text:span text:style-name="T8">findLast(i</text:span></text:span><text:span text:style-name="Source_20_Text"><text:span text:style-name="T164">terator</text:span></text:span><text:span text:style-name="Source_20_Text"><text:span text:style-name="T8">,callback);</text:span></text:span></text:p>
            <text:p text:style-name="P55"><text:span text:style-name="Source_20_Text"><text:span text:style-name="T8">filter(i</text:span></text:span><text:span text:style-name="Source_20_Text"><text:span text:style-name="T164">terator</text:span></text:span><text:span text:style-name="Source_20_Text"><text:span text:style-name="T8">,c</text:span></text:span><text:span text:style-name="Source_20_Text"><text:span text:style-name="T178">allback</text:span></text:span><text:span text:style-name="Source_20_Text"><text:span text:style-name="T8">);</text:span></text:span></text:p>
            <text:p text:style-name="P55"><text:span text:style-name="Source_20_Text"><text:span text:style-name="T181">reject(i</text:span></text:span><text:span text:style-name="Source_20_Text"><text:span text:style-name="T164">terator</text:span></text:span><text:span text:style-name="Source_20_Text"><text:span text:style-name="T181">,c</text:span></text:span><text:span text:style-name="Source_20_Text"><text:span text:style-name="T178">allback</text:span></text:span><text:span text:style-name="Source_20_Text"><text:span text:style-name="T181">);</text:span></text:span></text:p>
            <text:p text:style-name="P52"><text:span text:style-name="Source_20_Text"><text:span text:style-name="T182">p</text:span></text:span><text:span text:style-name="Source_20_Text"><text:span text:style-name="T183">artition(i</text:span></text:span><text:span text:style-name="Source_20_Text"><text:span text:style-name="T184">terator</text:span></text:span><text:span text:style-name="Source_20_Text"><text:span text:style-name="T183">,c</text:span></text:span><text:span text:style-name="Source_20_Text"><text:span text:style-name="T185">a</text:span></text:span><text:span text:style-name="Source_20_Text"><text:span text:style-name="T186">llb</text:span></text:span><text:span text:style-name="Source_20_Text"><text:span text:style-name="T185">a</text:span></text:span><text:span text:style-name="Source_20_Text"><text:span text:style-name="T186">ck</text:span></text:span><text:span text:style-name="Source_20_Text"><text:span text:style-name="T183">);</text:span></text:span></text:p>
            <text:p text:style-name="P59"><text:span text:style-name="Source_20_Text"><text:span text:style-name="T187"/></text:span></text:p>
            <text:p text:style-name="P52"><text:span text:style-name="Source_20_Text"><text:span text:style-name="T8">zip(i</text:span></text:span><text:span text:style-name="Source_20_Text"><text:span text:style-name="T164">terator1</text:span></text:span><text:span text:style-name="Source_20_Text"><text:span text:style-name="T8">[,</text:span></text:span><text:span text:style-name="Source_20_Text"><text:span text:style-name="T164">iteratorN</text:span></text:span><text:span text:style-name="Source_20_Text"><text:span text:style-name="T8">]);</text:span></text:span></text:p>
            <text:p text:style-name="P60"><text:span text:style-name="Source_20_Text"><text:span text:style-name="T188">unzip(i</text:span></text:span><text:span text:style-name="Source_20_Text"><text:span text:style-name="T184">terator</text:span></text:span><text:span text:style-name="Source_20_Text"><text:span text:style-name="T188">);</text:span></text:span></text:p>
            <text:p text:style-name="P60"><text:span text:style-name="Source_20_Text"><text:span text:style-name="T188">zipObj(i</text:span></text:span><text:span text:style-name="Source_20_Text"><text:span text:style-name="T184">terator1</text:span></text:span><text:span text:style-name="Source_20_Text"><text:span text:style-name="T188">,i</text:span></text:span><text:span text:style-name="Source_20_Text"><text:span text:style-name="T184">terator1</text:span></text:span><text:span text:style-name="Source_20_Text"><text:span text:style-name="T188">);</text:span></text:span></text:p>
            <text:p text:style-name="P55"><text:span text:style-name="Source_20_Text"><text:span text:style-name="T187">shuffle(i</text:span></text:span><text:span text:style-name="Source_20_Text"><text:span text:style-name="T164">terator</text:span></text:span><text:span text:style-name="Source_20_Text"><text:span text:style-name="T187">);</text:span></text:span></text:p>
            <text:p text:style-name="P55"><text:span text:style-name="Source_20_Text"><text:span text:style-name="T187"/></text:span></text:p>
            <text:p text:style-name="P61"><text:span text:style-name="Source_20_Text"><text:span text:style-name="T8">min(v</text:span></text:span><text:span text:style-name="Source_20_Text"><text:span text:style-name="T189">alue1[,valueN]</text:span></text:span><text:span text:style-name="Source_20_Text"><text:span text:style-name="T8">);</text:span></text:span></text:p>
            <text:p text:style-name="P62"><text:span text:style-name="Source_20_Text"><text:span text:style-name="T190">max(v</text:span></text:span><text:span text:style-name="Source_20_Text"><text:span text:style-name="T191">alue1[,valueN]</text:span></text:span><text:span text:style-name="Source_20_Text"><text:span text:style-name="T190">);</text:span></text:span></text:p>
            <text:p text:style-name="P55"><text:span text:style-name="Source_20_Text"><text:span text:style-name="T192">sort(i</text:span></text:span><text:span text:style-name="Source_20_Text"><text:span text:style-name="T164">terator</text:span></text:span><text:span text:style-name="Source_20_Text"><text:span text:style-name="T193">[</text:span></text:span><text:span text:style-name="Source_20_Text"><text:span text:style-name="T192">,number</text:span></text:span><text:span text:style-name="Source_20_Text"><text:span text:style-name="T194">s = false</text:span></text:span><text:span text:style-name="Source_20_Text"><text:span text:style-name="T193">]</text:span></text:span><text:span text:style-name="Source_20_Text"><text:span text:style-name="T192">);</text:span></text:span></text:p>
            <text:p text:style-name="P55"><text:span text:style-name="Source_20_Text"><text:span text:style-name="T187">reverse(i</text:span></text:span><text:span text:style-name="Source_20_Text"><text:span text:style-name="T164">terator</text:span></text:span><text:span text:style-name="Source_20_Text"><text:span text:style-name="T187">);</text:span></text:span></text:p>
            <text:p text:style-name="P61"><text:span text:style-name="Source_20_Text"><text:span text:style-name="T8"/></text:span></text:p>
            <text:p text:style-name="P52"><text:span text:style-name="Source_20_Text"><text:span text:style-name="T8">item(i</text:span></text:span><text:span text:style-name="Source_20_Text"><text:span text:style-name="T164">terator</text:span></text:span><text:span text:style-name="Source_20_Text"><text:span text:style-name="T8">,index);</text:span></text:span></text:p>
            <text:p text:style-name="P52"><text:span text:style-name="Source_20_Text"><text:span text:style-name="T195">nth(i</text:span></text:span><text:span text:style-name="Source_20_Text"><text:span text:style-name="T164">terator</text:span></text:span><text:span text:style-name="Source_20_Text"><text:span text:style-name="T195">,index);</text:span></text:span></text:p>
            <text:p text:style-name="P55"><text:span text:style-name="Source_20_Text"><text:span text:style-name="T8">first(i</text:span></text:span><text:span text:style-name="Source_20_Text"><text:span text:style-name="T164">terator</text:span></text:span><text:span text:style-name="Source_20_Text"><text:span text:style-name="T8">);</text:span></text:span></text:p>
            <text:p text:style-name="P55"><text:span text:style-name="Source_20_Text"><text:span text:style-name="T196">head(i</text:span></text:span><text:span text:style-name="Source_20_Text"><text:span text:style-name="T184">terator</text:span></text:span><text:span text:style-name="Source_20_Text"><text:span text:style-name="T196">);</text:span></text:span></text:p>
            <text:p text:style-name="P63"><text:span text:style-name="Source_20_Text"><text:span text:style-name="T154">last(i</text:span></text:span><text:span text:style-name="Source_20_Text"><text:span text:style-name="T176">terator</text:span></text:span><text:span text:style-name="Source_20_Text"><text:span text:style-name="T154">);</text:span></text:span></text:p>
            <text:p text:style-name="P64">initial(i<text:span text:style-name="Source_20_Text"><text:span text:style-name="T197">terator</text:span></text:span>);</text:p>
            <text:p text:style-name="P55"><text:span text:style-name="Source_20_Text"><text:span text:style-name="T8">tail(i</text:span></text:span><text:span text:style-name="Source_20_Text"><text:span text:style-name="T164">terator</text:span></text:span><text:span text:style-name="Source_20_Text"><text:span text:style-name="T8">);</text:span></text:span></text:p>
            <text:p text:style-name="P55"><text:span text:style-name="Source_20_Text"><text:span text:style-name="T8"/></text:span></text:p>
            <text:p text:style-name="P55"><text:span text:style-name="Source_20_Text"><text:span text:style-name="T198">flat(i</text:span></text:span><text:span text:style-name="Source_20_Text"><text:span text:style-name="T164">terator</text:span></text:span><text:span text:style-name="Source_20_Text"><text:span text:style-name="T198">);</text:span></text:span></text:p>
            <text:p text:style-name="P55"><text:span text:style-name="Source_20_Text"><text:span text:style-name="T8">concat(i</text:span></text:span><text:span text:style-name="Source_20_Text"><text:span text:style-name="T164">terator1</text:span></text:span><text:span text:style-name="Source_20_Text"><text:span text:style-name="T8">[,</text:span></text:span><text:span text:style-name="Source_20_Text"><text:span text:style-name="T164">iteratorN</text:span></text:span><text:span text:style-name="Source_20_Text"><text:span text:style-name="T8">]);</text:span></text:span></text:p>
            <text:p text:style-name="P55"><text:span text:style-name="Source_20_Text"><text:span text:style-name="T163">join(i</text:span></text:span><text:span text:style-name="Source_20_Text"><text:span text:style-name="T164">terator</text:span></text:span><text:span text:style-name="Source_20_Text"><text:span text:style-name="T163">[,separator </text:span></text:span><text:span text:style-name="Source_20_Text"><text:span text:style-name="T199">= ","</text:span></text:span><text:span text:style-name="Source_20_Text"><text:span text:style-name="T163">]);</text:span></text:span></text:p>
          </table:table-cell>
          <table:table-cell table:style-name="Table4.C2" office:value-type="string">
            <text:p text:style-name="P65"><text:span text:style-name="Source_20_Text"><text:span text:style-name="T8"/></text:span></text:p>
            <text:p text:style-name="P66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4">Array.fromAsync(); </text:span></text:span></text:a></text:p>
            <text:p text:style-name="P66"><text:span text:style-name="Source_20_Text"><text:span text:style-name="T154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0">Array.prototype.toReversed();</text:span></text:span></text:a></text:p>
            <text:p text:style-name="P65"><text:span text:style-name="Source_20_Text"><text:span text:style-name="T8"/></text:span></text:p>
            <text:p text:style-name="P65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4">Array.prototype.toSorted();</text:span></text:span></text:a></text:p>
            <text:p text:style-name="P65"><text:span text:style-name="Source_20_Text"><text:span text:style-name="T8"/></text:span></text:p>
            <text:p text:style-name="P65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4">Array.prototype.toSpliced();</text:span></text:span></text:a></text:p>
            <text:p text:style-name="P65"><text:span text:style-name="Source_20_Text"><text:span text:style-name="T8"/></text:span></text:p>
            <text:p text:style-name="P65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4">Array.prototype.with();</text:span></text:span></text:a></text:p>
            <text:p text:style-name="P67"><text:span text:style-name="Source_20_Text"><text:span text:style-name="T8"/></text:span></text:p>
            <text:p text:style-name="P67"><text:a xlink:type="simple" xlink:href="https://developer.mozilla.org/en-US/docs/Web/API/Crypto/randomUUID" text:style-name="Internet_20_link" text:visited-style-name="Visited_20_Internet_20_Link"><text:span text:style-name="Source_20_Text"><text:span text:style-name="T154">crypto.randomUUID();</text:span></text:span></text:a></text:p>
            <text:p text:style-name="P67"><text:span text:style-name="Source_20_Text"><text:span text:style-name="T8"/></text:span></text:p>
            <text:p text:style-name="P68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1">Error.isError();</text:span></text:span></text:a></text:p>
            <text:p text:style-name="P67"><text:span text:style-name="Source_20_Text"><text:span text:style-name="T8"/></text:span></text:p>
            <text:p text:style-name="P67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4">globalThis;</text:span></text:span></text:a></text:p>
            <text:p text:style-name="P67"><text:span text:style-name="Source_20_Text"><text:span text:style-name="T8"/></text:span></text:p>
            <text:p text:style-name="P67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4">Map.groupBy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4">Math.sumPrecise();</text:span></text:span></text:a></text:p>
            <text:p text:style-name="P69"><text:span text:style-name="Source_20_Text"><text:span text:style-name="T8"/></text:span></text:p>
            <text:p text:style-name="P67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2">Object.groupBy();</text:span></text:span></text:a></text:p>
            <text:p text:style-name="P67"><text:span text:style-name="Source_20_Text"><text:span text:style-name="T203"/></text:span></text:p>
            <text:p text:style-name="P67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4">Object</text:span></text:span><text:span text:style-name="Source_20_Text"><text:span text:style-name="T204">.</text:span></text:span><text:span text:style-name="Source_20_Text"><text:span text:style-name="T205">hasOwn();</text:span></text:span></text:a></text:p>
            <text:p text:style-name="P67"><text:span text:style-name="Source_20_Text"><text:span text:style-name="T8"/></text:span></text:p>
            <text:p text:style-name="P70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6">TypedArray.prototype.toReversed();</text:span></text:span></text:a><text:span text:style-name="T154"/></text:p>
            <text:p text:style-name="P70"><text:span text:style-name="Source_20_Text"><text:span text:style-name="T177"/></text:span></text:p>
            <text:p text:style-name="P70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6">TypedArray.prototype.toSorted();</text:span></text:span></text:a></text:p>
            <text:p text:style-name="P70"><text:span text:style-name="Source_20_Text"><text:span text:style-name="T177"/></text:span></text:p>
            <text:p text:style-name="P70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6">TypedArray.prototype.with();</text:span></text:span></text:a></text:p>
            <text:p text:style-name="P70"><text:span text:style-name="Source_20_Text"><text:span text:style-name="T177"/></text:span></text:p>
            <text:p text:style-name="P71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7">globalThis.AsyncFunction();</text:span></text:span></text:a></text:p>
            <text:p text:style-name="P71"><text:span text:style-name="Source_20_Text"><text:span text:style-name="T207"/></text:span></text:p>
            <text:p text:style-name="P71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8">global</text:span></text:span><text:span text:style-name="Source_20_Text"><text:span text:style-name="T209">this</text:span></text:span><text:span text:style-name="Source_20_Text"><text:span text:style-name="T207">.AsyncGeneratorFunction();</text:span></text:span></text:a></text:p>
            <text:p text:style-name="P72"/>
            <text:p text:style-name="P73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7">globalThis.GeneratorFunction();</text:span></text:span></text:a></text:p>
            <text:p text:style-name="P70"><text:span text:style-name="Source_20_Text"><text:span text:style-name="T8"/></text:span></text:p>
          </table:table-cell>
        </table:table-row>
      </table:table>
      <text:p text:style-name="P74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5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0"><text:span text:style-name="Source_20_Text"><text:span text:style-name="T15"/></text:span></text:p>
            <text:p text:style-name="P40"><text:span text:style-name="Source_20_Text"><text:span text:style-name="T15">getText(url,success);</text:span></text:span></text:p>
            <text:p text:style-name="P40"><text:span text:style-name="Source_20_Text"><text:span text:style-name="T15"/></text:span></text:p>
            <text:p text:style-name="P40"><text:span text:style-name="Source_20_Text"><text:span text:style-name="T15">getJson(url,success);</text:span></text:span></text:p>
            <text:p text:style-name="P40"><text:span text:style-name="Source_20_Text"><text:span text:style-name="T140"/></text:span></text:p>
            <text:p text:style-name="P40"><text:span text:style-name="Source_20_Text"><text:span text:style-name="T140">ajax(Options obje</text:span></text:span><text:span text:style-name="Source_20_Text"><text:span text:style-name="T210">ct</text:span></text:span><text:span text:style-name="Source_20_Text"><text:span text:style-name="T140">);</text:span></text:span></text:p>
            <text:p text:style-name="P40"><text:span text:style-name="Source_20_Text"><text:span text:style-name="T140"/></text:span></text:p>
          </table:table-cell>
          <table:table-cell table:style-name="Table2.B2" office:value-type="string">
            <text:p text:style-name="P40"><text:span text:style-name="Source_20_Text"><text:span text:style-name="T211"/></text:span></text:p>
            <text:p text:style-name="P40"><text:span text:style-name="Source_20_Text"><text:span text:style-name="T211">Options object properties (* = default value):</text:span></text:span><text:span text:style-name="Source_20_Text"><text:span text:style-name="T145"> </text:span></text:span></text:p>
            <text:p text:style-name="P40"><text:span text:style-name="Source_20_Text"><text:span text:style-name="T145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6"><text:span text:style-name="Source_20_Text"><text:span text:style-name="T212">Property</text:span></text:span></text:p>
                </table:table-cell>
                <table:table-cell table:style-name="Table6.B1" office:value-type="string">
                  <text:p text:style-name="P77"><text:span text:style-name="T213">V</text:span>alue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url</text:span></text:span></text:p>
                </table:table-cell>
                <table:table-cell table:style-name="Table6.B2" office:value-type="string">
                  <text:p text:style-name="P76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data</text:span></text:span></text:p>
                </table:table-cell>
                <table:table-cell table:style-name="Table6.B3" office:value-type="string">
                  <text:p text:style-name="P76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queryType</text:span></text:span></text:p>
                </table:table-cell>
                <table:table-cell table:style-name="Table6.B4" office:value-type="string">
                  <text:p text:style-name="P76"><text:span text:style-name="Source_20_Text"><text:span text:style-name="T215">*</text:span></text:span><text:span text:style-name="Source_20_Text"><text:span text:style-name="T214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type</text:span></text:span></text:p>
                </table:table-cell>
                <table:table-cell table:style-name="Table6.B5" office:value-type="string">
                  <text:p text:style-name="P76"><text:span text:style-name="Source_20_Text"><text:span text:style-name="T215">*</text:span></text:span><text:span text:style-name="Source_20_Text"><text:span text:style-name="T214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success</text:span></text:span></text:p>
                </table:table-cell>
                <table:table-cell table:style-name="Table6.B6" office:value-type="string">
                  <text:p text:style-name="P76"><text:span text:style-name="Source_20_Text"><text:span text:style-name="T214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error</text:span></text:span></text:p>
                </table:table-cell>
                <table:table-cell table:style-name="Table6.B7" office:value-type="string">
                  <text:p text:style-name="P76"><text:span text:style-name="Source_20_Text"><text:span text:style-name="T214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format</text:span></text:span></text:p>
                </table:table-cell>
                <table:table-cell table:style-name="Table6.B8" office:value-type="string">
                  <text:p text:style-name="P76"><text:span text:style-name="Source_20_Text"><text:span text:style-name="T215">*</text:span></text:span><text:span text:style-name="Source_20_Text"><text:span text:style-name="T214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user</text:span></text:span></text:p>
                </table:table-cell>
                <table:table-cell table:style-name="Table6.B9" office:value-type="string">
                  <text:p text:style-name="P76"><text:span text:style-name="Source_20_Text"><text:span text:style-name="T214">string</text:span></text:span></text:p>
                </table:table-cell>
              </table:table-row>
              <table:table-row>
                <table:table-cell table:style-name="Table6.A2" office:value-type="string">
                  <text:p text:style-name="P76"><text:span text:style-name="Source_20_Text"><text:span text:style-name="T145">password</text:span></text:span></text:p>
                </table:table-cell>
                <table:table-cell table:style-name="Table6.B10" office:value-type="string">
                  <text:p text:style-name="P76"><text:span text:style-name="Source_20_Text"><text:span text:style-name="T214">string</text:span></text:span></text:p>
                </table:table-cell>
              </table:table-row>
            </table:table>
            <text:p text:style-name="P40"><text:span text:style-name="Source_20_Text"><text:span text:style-name="T216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8"><text:span text:style-name="Source_20_Text"><text:span text:style-name="T217">Cookie </text:span></text:span><text:span text:style-name="Source_20_Text"><text:span text:style-name="T218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9"><text:span text:style-name="Source_20_Text"><text:span text:style-name="T15"/></text:span></text:p>
            <text:p text:style-name="P79"><text:span text:style-name="Source_20_Text"><text:span text:style-name="T15">getCookie([name]);</text:span></text:span></text:p>
            <text:p text:style-name="P79"><text:span text:style-name="Source_20_Text"><text:span text:style-name="T15"/></text:span></text:p>
            <text:p text:style-name="P79"><text:span text:style-name="Source_20_Text"><text:span text:style-name="T105">h</text:span></text:span><text:span text:style-name="Source_20_Text"><text:span text:style-name="T15">asCookie(name);</text:span></text:span></text:p>
            <text:p text:style-name="P80"><text:span text:style-name="Source_20_Text"><text:span text:style-name="T15"/></text:span></text:p>
            <text:p text:style-name="P81"><text:span text:style-name="Source_20_Text"><text:span text:style-name="T15">setCookie</text:span></text:span><text:span text:style-name="Source_20_Text"><text:span text:style-name="T219">(Options obje</text:span></text:span><text:span text:style-name="Source_20_Text"><text:span text:style-name="T210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80"><text:span text:style-name="Source_20_Text"><text:span text:style-name="T15">setCookie(name,value[,hours</text:span></text:span><text:span text:style-name="Source_20_Text"><text:span text:style-name="T219">=8760</text:span></text:span><text:span text:style-name="Source_20_Text"><text:span text:style-name="T15">[,path</text:span></text:span><text:span text:style-name="Source_20_Text"><text:span text:style-name="T219">="/"</text:span></text:span><text:span text:style-name="Source_20_Text"><text:span text:style-name="T15">[,domain[,secure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5">[,HttpOnly]]]]]]);</text:span></text:span></text:p>
            <text:p text:style-name="P82"><text:span text:style-name="Source_20_Text"><text:span text:style-name="T15"/></text:span></text:p>
            <text:p text:style-name="P83"><text:span text:style-name="Source_20_Text"><text:span text:style-name="T15">removeCookie</text:span></text:span><text:span text:style-name="Source_20_Text"><text:span text:style-name="T219">(Options obje</text:span></text:span><text:span text:style-name="Source_20_Text"><text:span text:style-name="T210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84"><text:span text:style-name="Source_20_Text"><text:span text:style-name="T15">removeCookie(name[,path</text:span></text:span><text:span text:style-name="Source_20_Text"><text:span text:style-name="T219">="/"</text:span></text:span><text:span text:style-name="Source_20_Text"><text:span text:style-name="T15">[,domain[,secure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5">[,HttpOnly]]]]]);</text:span></text:span></text:p>
            <text:p text:style-name="P84"><text:span text:style-name="Source_20_Text"><text:span text:style-name="T15"/></text:span></text:p>
            <text:p text:style-name="P79"><text:span text:style-name="Source_20_Text"><text:span text:style-name="T15">clearCookies</text:span></text:span><text:span text:style-name="Source_20_Text"><text:span text:style-name="T219">(Options obje</text:span></text:span><text:span text:style-name="Source_20_Text"><text:span text:style-name="T210">ct: </text:span></text:span><text:span text:style-name="Source_20_Text"><text:span text:style-name="T220">properties are the same as the parameters</text:span></text:span><text:span text:style-name="Source_20_Text"><text:span text:style-name="T219">);</text:span></text:span></text:p>
            <text:p text:style-name="P85"><text:span text:style-name="Source_20_Text"><text:span text:style-name="T15">clearCookies([path</text:span></text:span><text:span text:style-name="Source_20_Text"><text:span text:style-name="T219">="/"</text:span></text:span><text:span text:style-name="Source_20_Text"><text:span text:style-name="T15">[,domain[,</text:span></text:span><text:span text:style-name="Source_20_Text"><text:span text:style-name="T222">sec</text:span></text:span><text:span text:style-name="Source_20_Text"><text:span text:style-name="T15">[,SameSite</text:span></text:span><text:span text:style-name="Source_20_Text"><text:span text:style-name="T219">=</text:span></text:span><text:span text:style-name="Source_20_Text"><text:span text:style-name="T221">"Lax"</text:span></text:span><text:span text:style-name="Source_20_Text"><text:span text:style-name="T15">[,HttpOnly]]]]]);</text:span></text:span></text:p>
            <text:p text:style-name="P85"><text:span text:style-name="Source_20_Text"><text:span text:style-name="T15"/></text:span></text:p>
          </table:table-cell>
          <table:covered-table-cell/>
        </table:table-row>
      </table:table>
      <text:p text:style-name="P86"/>
      <text:p text:style-name="P86"/>
      <text:p text:style-name="P86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87"><text:span text:style-name="T223">Celestra for Node.js </text:span><text:span text:style-name="T224">and Deno</text:span><text:span text:style-name="T223">: </text:span><text:span text:style-name="T225">celestra.</text:span><text:span text:style-name="T226">node.</text:span><text:span text:style-name="T227">m</text:span><text:span text:style-name="T225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8">How to import</text:p>
          </table:table-cell>
          <table:table-cell table:style-name="Table7.B2" table:number-columns-spanned="2" office:value-type="string">
            <text:p text:style-name="P87">Removed functions in the celestra.node.<text:span text:style-name="T228">m</text:span>js</text:p>
          </table:table-cell>
          <table:covered-table-cell/>
        </table:table-row>
        <table:table-row>
          <table:table-cell table:style-name="Table7.A3" office:value-type="string">
            <text:p text:style-name="P89"/>
            <text:p text:style-name="P90">// import the defaultExport object</text:p>
            <text:p text:style-name="P91"/>
            <text:p text:style-name="P92">import defaultExport from "./celestra.<text:span text:style-name="T229">node</text:span>.<text:span text:style-name="T229">m</text:span>js";</text:p>
            <text:p text:style-name="P92">globalThis.celestra = defaultExport;</text:p>
            <text:p text:style-name="P92">globalThis.CEL = defaultExport;</text:p>
            <text:p text:style-name="P92"/>
            <text:p text:style-name="P92"/>
            <text:p text:style-name="P93">// import with default with name</text:p>
            <text:p text:style-name="P92"/>
            <text:p text:style-name="P94">import { default as celestra } from "./celestra.<text:span text:style-name="T229">node</text:span>.<text:span text:style-name="T229">m</text:span>js";</text:p>
            <text:p text:style-name="P92">globalThis.celestra = celestra;</text:p>
            <text:p text:style-name="P92">globalThis.CEL = celestra;</text:p>
            <text:p text:style-name="P92"/>
            <text:p text:style-name="P92"/>
            <text:p text:style-name="P93">// import all into a new celestra object</text:p>
            <text:p text:style-name="P92"/>
            <text:p text:style-name="P94">import * as celestra from "./celestra.<text:span text:style-name="T229">node</text:span>.<text:span text:style-name="T229">m</text:span>js";</text:p>
            <text:p text:style-name="P92">globalThis.celestra = celestra;</text:p>
            <text:p text:style-name="P92">globalThis.CEL = celestra;</text:p>
            <text:p text:style-name="P92"/>
            <text:p text:style-name="P92"/>
            <text:p text:style-name="P93">// import some functions</text:p>
            <text:p text:style-name="P92"/>
            <text:p text:style-name="P94">import { first, classof } from "./celestra.<text:span text:style-name="T229">node</text:span>.<text:span text:style-name="T229">m</text:span>js";</text:p>
            <text:p text:style-name="P92">globalThis.first = first;</text:p>
            <text:p text:style-name="P95">globalThis.classof = classof;<text:line-break/><text:line-break/><text:line-break/><text:span text:style-name="T230">// </text:span><text:span text:style-name="T231">dynamic import</text:span><text:line-break/><text:line-break/><text:span text:style-name="T232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96"><text:span text:style-name="Source_20_Text"><text:span text:style-name="T233"/></text:span></text:p>
            <text:p text:style-name="P96"><text:span text:style-name="Source_20_Text"><text:span text:style-name="T234">DOM API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qsa();</text:span></text:span></text:p>
            <text:p text:style-name="P96"><text:span text:style-name="Source_20_Text"><text:span text:style-name="T233">qs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Ready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Clear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Create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ToElement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GetCSS();</text:span></text:span></text:p>
            <text:p text:style-name="P96"><text:span text:style-name="Source_20_Text"><text:span text:style-name="T233">domSetCSS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FadeIn();</text:span></text:span></text:p>
            <text:p text:style-name="P96"><text:span text:style-name="Source_20_Text"><text:span text:style-name="T233">domFadeOut();</text:span></text:span></text:p>
            <text:p text:style-name="P96"><text:span text:style-name="Source_20_Text"><text:span text:style-name="T233">domFadeToggle();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Show();</text:span></text:span></text:p>
            <text:p text:style-name="P96"><text:span text:style-name="Source_20_Text"><text:span text:style-name="T233">domHide();</text:span></text:span></text:p>
            <text:p text:style-name="P96"><text:span text:style-name="Source_20_Text"><text:span text:style-name="T233">domToggle();</text:span></text:span></text:p>
            <text:p text:style-name="P96"><text:span text:style-name="Source_20_Text"><text:span text:style-name="T233">domIsHidden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ScrollToTop();</text:span></text:span></text:p>
            <text:p text:style-name="P96"><text:span text:style-name="Source_20_Text"><text:span text:style-name="T233">domScrollToBottom();</text:span></text:span></text:p>
            <text:p text:style-name="P96"><text:span text:style-name="Source_20_Text"><text:span text:style-name="T233">domScrollToElement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domSiblings();</text:span></text:span></text:p>
            <text:p text:style-name="P96"><text:span text:style-name="Source_20_Text"><text:span text:style-name="T233">domSiblingsPrev();</text:span></text:span></text:p>
            <text:p text:style-name="P96"><text:span text:style-name="Source_20_Text"><text:span text:style-name="T233">domSiblingsLeft();</text:span></text:span></text:p>
            <text:p text:style-name="P96"><text:span text:style-name="Source_20_Text"><text:span text:style-name="T233">domSiblingsNext();</text:span></text:span></text:p>
            <text:p text:style-name="P96"><text:span text:style-name="Source_20_Text"><text:span text:style-name="T233">domSiblingsRight();</text:span></text:span></text:p>
            <text:p text:style-name="P96"><text:span text:style-name="Source_20_Text"><text:span text:style-name="T233"/></text:span></text:p>
          </table:table-cell>
          <table:table-cell table:style-name="Table7.C3" office:value-type="string">
            <text:p text:style-name="P89"/>
            <text:p text:style-name="P96"><text:span text:style-name="Source_20_Text"><text:span text:style-name="T234">DOM API</text:span></text:span></text:p>
            <text:p text:style-name="P89"/>
            <text:p text:style-name="P97"><text:span text:style-name="Source_20_Text"><text:span text:style-name="T233">domGetCSSVar();</text:span></text:span></text:p>
            <text:p text:style-name="P97"><text:span text:style-name="Source_20_Text"><text:span text:style-name="T233">domSetCSSVar();</text:span></text:span></text:p>
            <text:p text:style-name="P89"/>
            <text:p text:style-name="P97"><text:span text:style-name="Source_20_Text"><text:span text:style-name="T233">importScript();</text:span></text:span></text:p>
            <text:p text:style-name="P97"><text:span text:style-name="Source_20_Text"><text:span text:style-name="T233">importStyle();</text:span></text:span></text:p>
            <text:p text:style-name="P89"/>
            <text:p text:style-name="P96"><text:span text:style-name="Source_20_Text"><text:span text:style-name="T233">setFullscreenOn();</text:span></text:span></text:p>
            <text:p text:style-name="P96"><text:span text:style-name="Source_20_Text"><text:span text:style-name="T233">setFullscreenOn();</text:span></text:span></text:p>
            <text:p text:style-name="P96"><text:span text:style-name="Source_20_Text"><text:span text:style-name="T233">setFullscreenOff();</text:span></text:span></text:p>
            <text:p text:style-name="P96"><text:span text:style-name="Source_20_Text"><text:span text:style-name="T233">getFullscreen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form2array(form);</text:span></text:span></text:p>
            <text:p text:style-name="P96"><text:span text:style-name="Source_20_Text"><text:span text:style-name="T233">form2string(form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getDoNotTrack();</text:span></text:span></text:p>
            <text:p text:style-name="P96"><text:span text:style-name="Source_20_Text"><text:span text:style-name="T233">getLocation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createFile();</text:span></text:span></text:p>
            <text:p text:style-name="P89"/>
            <text:p text:style-name="P96"><text:span text:style-name="Source_20_Text"><text:span text:style-name="T234">AJAX and CORS API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getText();</text:span></text:span></text:p>
            <text:p text:style-name="P96"><text:span text:style-name="Source_20_Text"><text:span text:style-name="T233">getJson();</text:span></text:span></text:p>
            <text:p text:style-name="P96"><text:span text:style-name="Source_20_Text"><text:span text:style-name="T233">ajax();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4">Cookie API</text:span></text:span></text:p>
            <text:p text:style-name="P96"><text:span text:style-name="Source_20_Text"><text:span text:style-name="T233"/></text:span></text:p>
            <text:p text:style-name="P96"><text:span text:style-name="Source_20_Text"><text:span text:style-name="T233">getCookie();</text:span></text:span></text:p>
            <text:p text:style-name="P96"><text:span text:style-name="Source_20_Text"><text:span text:style-name="T233">hasCookie();</text:span></text:span></text:p>
            <text:p text:style-name="P96"><text:span text:style-name="Source_20_Text"><text:span text:style-name="T233">setCookie();</text:span></text:span></text:p>
            <text:p text:style-name="P96"><text:span text:style-name="Source_20_Text"><text:span text:style-name="T233">removeCookie();</text:span></text:span></text:p>
            <text:p text:style-name="P96"><text:span text:style-name="Source_20_Text"><text:span text:style-name="T233">clearCookies();</text:span></text:span></text:p>
          </table:table-cell>
        </table:table-row>
      </table:table>
      <text:p text:style-name="P9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9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9">V3.1.0</text:p>
          </table:table-cell>
          <table:table-cell table:style-name="Table3.A2" office:value-type="string">
            <text:p text:style-name="P99">v3.8.0</text:p>
          </table:table-cell>
          <table:table-cell table:style-name="Table3.C2" office:value-type="string">
            <text:p text:style-name="P100">v5.6.0</text:p>
          </table:table-cell>
        </table:table-row>
        <table:table-row>
          <table:table-cell table:style-name="Table3.A3" table:number-rows-spanned="3" office:value-type="string">
            <text:p text:style-name="P101">Array.from();</text:p>
            <text:p text:style-name="P101">Array.of();</text:p>
            <text:p text:style-name="P101">Array.prototype.copyWithin();</text:p>
            <text:p text:style-name="P101">Array.prototype.fill();</text:p>
            <text:p text:style-name="P101">Array.prototype.find();</text:p>
            <text:p text:style-name="P101">Array.prototype.findIndex();</text:p>
            <text:p text:style-name="P101">Object.create();</text:p>
            <text:p text:style-name="P101">String.fromCodePoint();</text:p>
            <text:p text:style-name="P101">String.prototype.codePointAt();</text:p>
            <text:p text:style-name="P101">String.prototype.endsWith();</text:p>
            <text:p text:style-name="P101">String.prototype.startsWith();</text:p>
            <text:p text:style-name="P101">Math.acosh();</text:p>
            <text:p text:style-name="P101">Math.asinh();</text:p>
            <text:p text:style-name="P101">Math.atanh();</text:p>
            <text:p text:style-name="P101">Math.cbrt();</text:p>
            <text:p text:style-name="P101">Math.clz32();</text:p>
            <text:p text:style-name="P101">Math.cosh();</text:p>
            <text:p text:style-name="P101">Math.expm1();</text:p>
            <text:p text:style-name="P101">Math.fround();</text:p>
            <text:p text:style-name="P101">Math.hypot();</text:p>
            <text:p text:style-name="P101">Math.imul();</text:p>
            <text:p text:style-name="P101">Math.log1p();</text:p>
            <text:p text:style-name="P101">Math.log10();</text:p>
            <text:p text:style-name="P101">Math.log2();</text:p>
            <text:p text:style-name="P101">Math.sign();</text:p>
            <text:p text:style-name="P101">Math.sinh();</text:p>
            <text:p text:style-name="P101">Math.tanh();</text:p>
            <text:p text:style-name="P101">Math.trunc();</text:p>
            <text:p text:style-name="P101">Number.EPSILON;</text:p>
            <text:p text:style-name="P101">Number.isNaN();</text:p>
            <text:p text:style-name="P101">isNaN();</text:p>
            <text:p text:style-name="P101">Number.isInteger();</text:p>
            <text:p text:style-name="P101">Number.isFinite();</text:p>
            <text:p text:style-name="P101">Number.isSafeInteger();</text:p>
            <text:p text:style-name="P101">Number.parseInt();</text:p>
            <text:p text:style-name="P101">Number.parseFloat();</text:p>
          </table:table-cell>
          <table:table-cell table:style-name="Table3.B3" table:number-rows-spanned="3" office:value-type="string">
            <text:p text:style-name="P101"/>
            <text:p text:style-name="P102"><text:span text:style-name="Source_20_Text"><text:span text:style-name="T206">Array.prototype.values();</text:span></text:span></text:p>
            <text:p text:style-name="P102"><text:span text:style-name="Source_20_Text"><text:span text:style-name="T206">Array.prototype.includes();</text:span></text:span></text:p>
            <text:p text:style-name="P101"/>
            <text:p text:style-name="P102"><text:span text:style-name="Source_20_Text"><text:span text:style-name="T206">ChildNode.after();</text:span></text:span><text:span text:style-name="T235"><text:line-break/></text:span><text:span text:style-name="Source_20_Text"><text:span text:style-name="T206">ChildNode.before();</text:span></text:span><text:span text:style-name="T235"><text:line-break/></text:span><text:span text:style-name="Source_20_Text"><text:span text:style-name="T206">ChildNode.remove();</text:span></text:span><text:span text:style-name="T235"><text:line-break/></text:span><text:span text:style-name="Source_20_Text"><text:span text:style-name="T206">ChildNode.replaceWith();</text:span></text:span></text:p>
            <text:p text:style-name="P101"/>
            <text:p text:style-name="P102"><text:span text:style-name="Source_20_Text"><text:span text:style-name="T206">Element.prototype.closest();<text:line-break/>Element.prototype.getAttributeNames();</text:span></text:span></text:p>
            <text:p text:style-name="P102"><text:span text:style-name="Source_20_Text"><text:span text:style-name="T206">Element.prototype.matches();</text:span></text:span></text:p>
            <text:p text:style-name="P102"><text:span text:style-name="Source_20_Text"><text:span text:style-name="T206">Element.prototype.toggleAttribute();</text:span></text:span></text:p>
            <text:p text:style-name="P101"/>
            <text:p text:style-name="P102"><text:span text:style-name="Source_20_Text"><text:span text:style-name="T206">ParentNode.append();</text:span></text:span></text:p>
            <text:p text:style-name="P102"><text:span text:style-name="Source_20_Text"><text:span text:style-name="T177"/></text:span></text:p>
            <text:p text:style-name="P102"><text:span text:style-name="Source_20_Text"><text:span text:style-name="T206">ParentNode.prepend();</text:span></text:span><text:span text:style-name="T235"><text:line-break/><text:line-break/></text:span><text:span text:style-name="Source_20_Text"><text:span text:style-name="T206">String.prototype[Symbol.iterator]();</text:span></text:span></text:p>
            <text:p text:style-name="P102"><text:span text:style-name="Source_20_Text"><text:span text:style-name="T206">String.prototype.includes();</text:span></text:span></text:p>
            <text:p text:style-name="P102"><text:span text:style-name="Source_20_Text"><text:span text:style-name="T206">String.prototype.repeat();</text:span></text:span><text:span text:style-name="T235"><text:line-break/></text:span></text:p>
            <text:p text:style-name="P102"><text:span text:style-name="Source_20_Text"><text:span text:style-name="T206">NodeList.prototype.forEach();</text:span></text:span><text:span text:style-name="T235"><text:line-break/></text:span></text:p>
            <text:p text:style-name="P102"><text:span text:style-name="Source_20_Text"><text:span text:style-name="T206">Object.assign();</text:span></text:span></text:p>
            <text:p text:style-name="P102"><text:span text:style-name="Source_20_Text"><text:span text:style-name="T206">Object.entries();</text:span></text:span><text:span text:style-name="T235"><text:line-break/></text:span></text:p>
            <text:p text:style-name="P102"><text:span text:style-name="Source_20_Text"><text:span text:style-name="T206">Object.getOwnPropertyDescriptors();</text:span></text:span><text:span text:style-name="T235"><text:line-break/></text:span><text:span text:style-name="Source_20_Text"><text:span text:style-name="T206">Object.values();</text:span></text:span><text:span text:style-name="T235"><text:line-break/></text:span></text:p>
            <text:p text:style-name="P102"><text:span text:style-name="Source_20_Text"><text:span text:style-name="T206">RegExp.prototype.flags;</text:span></text:span><text:span text:style-name="T235"><text:line-break/></text:span></text:p>
            <text:p text:style-name="P102"><text:span text:style-name="Source_20_Text"><text:span text:style-name="T236">window</text:span></text:span><text:span text:style-name="Source_20_Text"><text:span text:style-name="T206">.screenLeft;</text:span></text:span><text:span text:style-name="T235"><text:line-break/></text:span><text:span text:style-name="Source_20_Text"><text:span text:style-name="T236">window</text:span></text:span><text:span text:style-name="Source_20_Text"><text:span text:style-name="T206">.screenTop;</text:span></text:span></text:p>
          </table:table-cell>
          <table:table-cell table:style-name="Table3.C3" office:value-type="string">
            <text:p text:style-name="P101">Array.prototype.at();</text:p>
            <text:p text:style-name="P101"/>
            <text:p text:style-name="P101">Array.prototype.findLast();</text:p>
            <text:p text:style-name="P101">Array.prototype.findLastIndex();</text:p>
            <text:p text:style-name="P101"/>
            <text:p text:style-name="P101">Array.prototype.flat();</text:p>
            <text:p text:style-name="P101">Array.prototype.flatMap();</text:p>
            <text:p text:style-name="P101"/>
            <text:p text:style-name="P101">Number.MIN_SAFE_INTEGER;</text:p>
            <text:p text:style-name="P101">Number.MAX_SAFE_INTEGER;</text:p>
            <text:p text:style-name="P101"/>
            <text:p text:style-name="P101">Object.fromEntries();</text:p>
            <text:p text:style-name="P101">Object.is();</text:p>
            <text:p text:style-name="P101"/>
            <text:p text:style-name="P101">String.prototype.at();</text:p>
            <text:p text:style-name="P101"/>
            <text:p text:style-name="P101">String.prototype.matchAll();</text:p>
            <text:p text:style-name="P101"/>
            <text:p text:style-name="P101">String.prototype.padStart();</text:p>
            <text:p text:style-name="P101">String.prototype.padEnd();</text:p>
            <text:p text:style-name="P101"/>
            <text:p text:style-name="P101">String.prototype.replaceAll();</text:p>
            <text:p text:style-name="P101"/>
            <text:p text:style-name="P101">String.prototype.trimStart();</text:p>
            <text:p text:style-name="P101">String.prototype.trimLeft();</text:p>
            <text:p text:style-name="P101"/>
            <text:p text:style-name="P101">String.prototype.trimEnd();</text:p>
            <text:p text:style-name="P101">String.prototype.trimRight();</text:p>
            <text:p text:style-name="P101"/>
            <text:p text:style-name="P101">Typedarray.prototype.at();</text:p>
            <text:p text:style-name="P101"/>
            <text:p text:style-name="P101">TypedArray.prototype.findLast();</text:p>
            <text:p text:style-name="P101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0">v5.<text:span text:style-name="T237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1">BigInt.prototype.toJSON();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13T17:38:09.971495000</dc:date>
    <meta:print-date>2025-08-12T22:20:46.905474800</meta:print-date>
    <meta:editing-cycles>1030</meta:editing-cycles>
    <meta:editing-duration>P1DT6H1M46S</meta:editing-duration>
    <meta:printed-by>PDF files</meta:printed-by>
    <meta:document-statistic meta:table-count="7" meta:image-count="0" meta:object-count="0" meta:page-count="6" meta:paragraph-count="448" meta:word-count="645" meta:character-count="10905" meta:non-whitespace-character-count="10681"/>
    <meta:template xlink:type="simple" xlink:actuate="onRequest" xlink:title="" xlink:href="Normal.dotm"/>
  </office:meta>
</office:document-meta>
</file>